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3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42cm"/>
    </style:style>
    <style:style style:name="co4" style:family="table-column">
      <style:table-column-properties fo:break-before="auto" style:column-width="2.732cm"/>
    </style:style>
    <style:style style:name="co5" style:family="table-column">
      <style:table-column-properties fo:break-before="auto" style:column-width="2.596cm"/>
    </style:style>
    <style:style style:name="co6" style:family="table-column">
      <style:table-column-properties fo:break-before="auto" style:column-width="2.542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342cm" fo:break-before="auto" style:use-optimal-row-height="true"/>
    </style:style>
    <style:style style:name="ro3" style:family="table-row">
      <style:table-row-properties style:row-height="0.6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101cm"/>
    </style:style>
    <style:style style:name="ce2" style:family="table-cell" style:parent-style-name="Default">
      <style:table-cell-properties style:text-align-source="fix" style:repeat-content="false" fo:wrap-option="wrap" fo:padding="0.101cm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padding="0.101cm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02cm solid #000000" fo:padding="0.101cm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b613d" style:text-align-source="fix" style:repeat-content="false" fo:border="0.002cm solid #000000" fo:padding="0.101cm"/>
      <style:paragraph-properties fo:text-align="end" fo:margin-left="0cm"/>
    </style:style>
    <style:style style:name="ce6" style:family="table-cell" style:parent-style-name="Default">
      <style:table-cell-properties fo:background-color="#33cc66" style:text-align-source="fix" style:repeat-content="false" fo:border="0.002cm solid #000000" fo:padding="0.101cm"/>
      <style:paragraph-properties fo:text-align="end" fo:margin-left="0cm"/>
    </style:style>
    <style:style style:name="ce7" style:family="table-cell" style:parent-style-name="Default">
      <style:table-cell-properties fo:background-color="#00b8ff" style:text-align-source="fix" style:repeat-content="false" fo:border="0.002cm solid #000000" fo:padding="0.101cm"/>
      <style:paragraph-properties fo:text-align="end" fo:margin-left="0cm"/>
    </style:style>
    <style:style style:name="ce8" style:family="table-cell" style:parent-style-name="Default">
      <style:table-cell-properties fo:background-color="#ff8080" style:text-align-source="fix" style:repeat-content="false" fo:border="0.002cm solid #000000" fo:padding="0.101cm"/>
      <style:paragraph-properties fo:text-align="end" fo:margin-left="0cm"/>
    </style:style>
    <style:style style:name="ce9" style:family="table-cell" style:parent-style-name="Default">
      <style:table-cell-properties fo:background-color="#ff8080" fo:border="0.002cm solid #000000" fo:padding="0.101cm"/>
    </style:style>
    <style:style style:name="ce10" style:family="table-cell" style:parent-style-name="Default">
      <style:table-cell-properties fo:padding="0.152cm"/>
    </style:style>
    <style:style style:name="ce11" style:family="table-cell" style:parent-style-name="Default">
      <style:table-cell-properties fo:background-color="#ffd320" style:text-align-source="fix" style:repeat-content="false" fo:border="0.002cm solid #000000" fo:padding="0.101cm"/>
      <style:paragraph-properties fo:text-align="end" fo:margin-left="0cm"/>
    </style:style>
    <style:style style:name="ce12" style:family="table-cell" style:parent-style-name="Default">
      <style:table-cell-properties fo:background-color="#579d1c" style:text-align-source="fix" style:repeat-content="false" fo:border="0.002cm solid #000000" fo:padding="0.101cm"/>
      <style:paragraph-properties fo:text-align="end" fo:margin-left="0cm"/>
    </style:style>
    <style:style style:name="ce13" style:family="table-cell" style:parent-style-name="Default">
      <style:table-cell-properties fo:background-color="#579d1c" fo:border="0.002cm solid #000000" fo:padding="0.101cm"/>
    </style:style>
    <style:style style:name="ce14" style:family="table-cell" style:parent-style-name="Default">
      <style:table-cell-properties fo:background-color="#ff3366" style:text-align-source="fix" style:repeat-content="false" fo:border="0.002cm solid #000000" fo:padding="0.101cm"/>
      <style:paragraph-properties fo:text-align="end" fo:margin-left="0cm"/>
    </style:style>
    <style:style style:name="ce15" style:family="table-cell" style:parent-style-name="Default">
      <style:table-cell-properties fo:background-color="#ff3366" fo:border="0.002cm solid #000000" fo:padding="0.101cm"/>
    </style:style>
    <style:style style:name="ce16" style:family="table-cell" style:parent-style-name="Default">
      <style:table-cell-properties fo:background-color="#eb613d" fo:border="0.002cm solid #000000" fo:padding="0.101cm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 fo:padding="0.101cm"/>
      <style:paragraph-properties fo:text-align="end" fo:margin-left="0cm"/>
    </style:style>
    <style:style style:name="ce18" style:family="table-cell" style:parent-style-name="Default">
      <style:table-cell-properties fo:background-color="#9999cc" style:text-align-source="fix" style:repeat-content="false" fo:border="0.002cm solid #000000" fo:padding="0.101cm"/>
      <style:paragraph-properties fo:text-align="end" fo:margin-left="0cm"/>
    </style:style>
    <style:style style:name="ce19" style:family="table-cell" style:parent-style-name="Default">
      <style:table-cell-properties fo:background-color="#ffff00" style:text-align-source="fix" style:repeat-content="false" fo:border="0.002cm solid #000000" fo:padding="0.101cm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 fo:padding="0.152cm"/>
      <style:paragraph-properties fo:text-align="center" fo:margin-left="0cm"/>
    </style:style>
    <style:style style:name="ce21" style:family="table-cell" style:parent-style-name="Default">
      <style:table-cell-properties fo:background-color="#cccccc" style:text-align-source="fix" style:repeat-content="false" fo:wrap-option="wrap" fo:border="0.002cm solid #000000" fo:padding="0.101cm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cccc" style:text-align-source="fix" style:repeat-content="false" fo:border="0.002cm solid #000000" fo:padding="0.101cm"/>
      <style:paragraph-properties fo:text-align="end" fo:margin-left="0cm"/>
    </style:style>
    <style:style style:name="ce23" style:family="table-cell" style:parent-style-name="Default" style:data-style-name="N107">
      <style:table-cell-properties fo:background-color="#cccccc" style:text-align-source="fix" style:repeat-content="false" fo:border="0.002cm solid #000000" fo:padding="0.101cm"/>
      <style:paragraph-properties fo:text-align="end" fo:margin-left="0cm"/>
    </style:style>
    <style:style style:name="ce24" style:family="table-cell" style:parent-style-name="Default" style:data-style-name="N107">
      <style:table-cell-properties fo:background-color="#cccccc" fo:border="0.002cm solid #000000" fo:padding="0.101cm"/>
    </style:style>
    <style:style style:name="ce25" style:family="table-cell" style:parent-style-name="Default">
      <style:table-cell-properties fo:background-color="#cccccc" style:text-align-source="fix" style:repeat-content="false" fo:border="0.002cm solid #000000" fo:padding="0.101cm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padding="0.101cm"/>
      <style:paragraph-properties fo:text-align="end" fo:margin-left="0cm"/>
    </style:style>
    <style:style style:name="ce27" style:family="table-cell" style:parent-style-name="Default">
      <style:table-cell-properties style:text-align-source="fix" style:repeat-content="false" fo:padding="0.152cm"/>
      <style:paragraph-properties fo:text-align="end" fo:margin-left="0cm"/>
    </style:style>
    <style:style style:name="ce28" style:family="table-cell" style:parent-style-name="Default" style:data-style-name="N107">
      <style:table-cell-properties fo:padding="0.101cm"/>
    </style:style>
    <style:style style:name="ce29" style:family="table-cell" style:parent-style-name="Default" style:data-style-name="N107">
      <style:table-cell-properties fo:background-color="#cccccc" style:text-align-source="fix" style:repeat-content="false" fo:wrap-option="wrap" fo:border="0.002cm solid #000000" fo:padding="0.101cm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07">
      <style:table-cell-properties fo:background-color="#cccccc" style:text-align-source="fix" style:repeat-content="false" fo:border="0.002cm solid #000000" fo:padding="0.101cm"/>
      <style:paragraph-properties fo:text-align="center" fo:margin-left="0cm"/>
    </style:style>
    <style:style style:name="ce31" style:family="table-cell" style:parent-style-name="Default" style:data-style-name="N107">
      <style:table-cell-properties fo:padding="0.152cm"/>
    </style:style>
    <style:style style:name="ce32" style:family="table-cell" style:parent-style-name="Default">
      <style:table-cell-properties style:text-align-source="fix" style:repeat-content="false" fo:wrap-option="wrap" fo:border="0.002cm solid #000000" fo:padding="0.101cm"/>
      <style:paragraph-properties fo:text-align="center" fo:margin-left="0cm"/>
      <style:text-properties fo:font-weight="bold"/>
    </style:style>
    <style:style style:name="ce33" style:family="table-cell" style:parent-style-name="Default" style:data-style-name="N107">
      <style:table-cell-properties fo:border="0.002cm solid #000000" fo:padding="0.101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36" style:family="table-cell" style:parent-style-name="Default">
      <style:table-cell-properties fo:background-color="#b3b3b3" style:text-align-source="fix" style:repeat-content="false" fo:border="0.002cm solid #000000"/>
      <style:paragraph-properties fo:text-align="end" fo:margin-left="0cm"/>
    </style:style>
    <style:style style:name="ce37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9" style:family="table-cell" style:parent-style-name="Default">
      <style:table-cell-properties fo:background-color="transparen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PB Experiment" table:style-name="ta1" table:print-ranges="'PB Experiment'.A2:'PB Experiment'.U33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10"/>
        <table:table-column table:style-name="co3" table:number-columns-repeated="2" table:default-cell-style-name="ce10"/>
        <table:table-column table:style-name="co2" table:default-cell-style-name="ce10"/>
        <table:table-column table:style-name="co4" table:default-cell-style-name="ce10"/>
        <table:table-column table:style-name="co2" table:number-columns-repeated="6" table:default-cell-style-name="ce10"/>
        <table:table-column table:style-name="co2" table:default-cell-style-name="ce20"/>
        <table:table-column table:style-name="co2" table:default-cell-style-name="ce10"/>
        <table:table-column table:style-name="co2" table:default-cell-style-name="ce27"/>
        <table:table-column table:style-name="co5" table:default-cell-style-name="ce31"/>
        <table:table-column table:style-name="co2" table:default-cell-style-name="Default"/>
        <table:table-column table:style-name="co6" table:default-cell-style-name="Default"/>
        <table:table-column table:style-name="co2" table:default-cell-style-name="ce34"/>
        <table:table-column table:style-name="co5" table:default-cell-style-name="ce34"/>
        <table:table-column table:style-name="co2" table:number-columns-repeated="1003" table:default-cell-style-name="Default"/>
        <table:table-row table:style-name="ro1">
          <table:table-cell table:style-name="ce1" table:number-columns-repeated="13"/>
          <table:table-cell table:style-name="ce3"/>
          <table:table-cell table:style-name="ce1"/>
          <table:table-cell table:style-name="ce26"/>
          <table:table-cell table:style-name="ce28"/>
          <table:table-cell table:style-name="ce1" table:number-columns-repeated="2"/>
          <table:table-cell table:number-columns-repeated="1005"/>
        </table:table-row>
        <table:table-row table:style-name="ro2">
          <table:table-cell table:style-name="ce2"/>
          <table:table-cell table:style-name="ce4" office:value-type="string">
            <text:p>Subjects</text:p>
          </table:table-cell>
          <table:table-cell table:style-name="ce4" office:value-type="string">
            <text:p>Roles</text:p>
          </table:table-cell>
          <table:table-cell table:style-name="ce4" office:value-type="string">
            <text:p>Role Relationships</text:p>
          </table:table-cell>
          <table:table-cell table:style-name="ce4" office:value-type="string">
            <text:p>Role Memberships (Grants)</text:p>
          </table:table-cell>
          <table:table-cell table:style-name="ce4" office:value-type="string">
            <text:p>Temporal Intervals</text:p>
          </table:table-cell>
          <table:table-cell table:style-name="ce4" office:value-type="string">
            <text:p>Interval Relationships</text:p>
          </table:table-cell>
          <table:table-cell table:style-name="ce4" office:value-type="string">
            <text:p>XML Documents</text:p>
          </table:table-cell>
          <table:table-cell table:style-name="ce4" office:value-type="string">
            <text:p>Avg. XPaths</text:p>
          </table:table-cell>
          <table:table-cell table:style-name="ce4" office:value-type="string">
            <text:p>Variable Rules</text:p>
          </table:table-cell>
          <table:table-cell table:style-name="ce4" office:value-type="string">
            <text:p>Normal Rules</text:p>
          </table:table-cell>
          <table:table-cell table:style-name="ce4" office:value-type="string">
            <text:p>Positive Body</text:p>
          </table:table-cell>
          <table:table-cell table:style-name="ce4" office:value-type="string">
            <text:p>Negative Body</text:p>
          </table:table-cell>
          <table:table-cell table:style-name="ce4" office:value-type="string">
            <text:p>|pb|</text:p>
          </table:table-cell>
          <table:table-cell table:style-name="ce21" office:value-type="string">
            <text:p>Grounding (ms)</text:p>
          </table:table-cell>
          <table:table-cell table:style-name="ce21" office:value-type="string">
            <text:p>|pb'|</text:p>
          </table:table-cell>
          <table:table-cell table:style-name="ce29" office:value-type="string">
            <text:p>Computation (ms)</text:p>
          </table:table-cell>
          <table:table-cell table:style-name="ce32" office:value-type="string">
            <text:p>Grounding (seconds)</text:p>
          </table:table-cell>
          <table:table-cell table:style-name="ce32" office:value-type="string">
            <text:p>Computation (seconds)</text:p>
          </table:table-cell>
          <table:table-cell table:style-name="ce32" office:value-type="string">
            <text:p>Ground File Size (mb)</text:p>
          </table:table-cell>
          <table:table-cell table:style-name="ce32" office:value-type="string">
            <text:p>Answerset File Size (kb)</text:p>
          </table:table-cell>
          <table:table-cell table:style-name="ce38" table:number-columns-repeated="100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1~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table:formula="of:=[.B3]+[.C3]+[.D3]+[.E3]+[.F3]+[.G3]+[.H3]+[.J3]+[.K3]" office:value-type="float" office:value="62">
            <text:p>62</text:p>
          </table:table-cell>
          <table:table-cell table:style-name="ce22" office:value-type="float" office:value="47.803">
            <text:p>47.803</text:p>
          </table:table-cell>
          <table:table-cell table:style-name="ce22" office:value-type="float" office:value="210">
            <text:p>210</text:p>
          </table:table-cell>
          <table:table-cell table:style-name="ce23" office:value-type="float" office:value="8.813">
            <text:p>8.813</text:p>
          </table:table-cell>
          <table:table-cell table:style-name="ce33" table:formula="of:=[.O3]/1000" office:value-type="float" office:value="0.047803">
            <text:p>0.048</text:p>
          </table:table-cell>
          <table:table-cell table:style-name="ce33" table:formula="of:=[.Q3]/1000" office:value-type="float" office:value="0.008813">
            <text:p>0.009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1~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table:formula="of:=[.B4]+[.C4]+[.D4]+[.E4]+[.F4]+[.G4]+[.H4]+[.J4]+[.K4]" office:value-type="float" office:value="124">
            <text:p>124</text:p>
          </table:table-cell>
          <table:table-cell table:style-name="ce22" office:value-type="float" office:value="154.457">
            <text:p>154.457</text:p>
          </table:table-cell>
          <table:table-cell table:style-name="ce22" office:value-type="float" office:value="508">
            <text:p>508</text:p>
          </table:table-cell>
          <table:table-cell table:style-name="ce23" office:value-type="float" office:value="10.855">
            <text:p>10.855</text:p>
          </table:table-cell>
          <table:table-cell table:style-name="ce33" table:formula="of:=[.O4]/1000" office:value-type="float" office:value="0.154457">
            <text:p>0.154</text:p>
          </table:table-cell>
          <table:table-cell table:style-name="ce33" table:formula="of:=[.Q4]/1000" office:value-type="float" office:value="0.010855">
            <text:p>0.011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1~2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table:formula="of:=[.B5]+[.C5]+[.D5]+[.E5]+[.F5]+[.G5]+([.H5]*2)+[.J5]+[.K5]" office:value-type="float" office:value="248">
            <text:p>248</text:p>
          </table:table-cell>
          <table:table-cell table:style-name="ce22" office:value-type="float" office:value="854.902">
            <text:p>854.902</text:p>
          </table:table-cell>
          <table:table-cell table:style-name="ce22" office:value-type="float" office:value="1093">
            <text:p>1093</text:p>
          </table:table-cell>
          <table:table-cell table:style-name="ce23" office:value-type="float" office:value="4.609">
            <text:p>4.609</text:p>
          </table:table-cell>
          <table:table-cell table:style-name="ce33" table:formula="of:=[.O5]/1000" office:value-type="float" office:value="0.854902">
            <text:p>0.855</text:p>
          </table:table-cell>
          <table:table-cell table:style-name="ce33" table:formula="of:=[.Q5]/1000" office:value-type="float" office:value="0.004609">
            <text:p>0.005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5~1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7" table:formula="of:=[.B6]+[.C6]+[.D6]+[.E6]+[.F6]+[.G6]+([.H6]*10)+[.J6]+[.K6]" office:value-type="float" office:value="500">
            <text:p>500</text:p>
          </table:table-cell>
          <table:table-cell table:style-name="ce22" office:value-type="float" office:value="6576.799">
            <text:p>6576.799</text:p>
          </table:table-cell>
          <table:table-cell table:style-name="ce22" office:value-type="float" office:value="3305">
            <text:p>3305</text:p>
          </table:table-cell>
          <table:table-cell table:style-name="ce23" office:value-type="float" office:value="21.32">
            <text:p>21.320</text:p>
          </table:table-cell>
          <table:table-cell table:style-name="ce33" table:formula="of:=[.O6]/1000" office:value-type="float" office:value="6.576799">
            <text:p>6.577</text:p>
          </table:table-cell>
          <table:table-cell table:style-name="ce33" table:formula="of:=[.Q6]/1000" office:value-type="float" office:value="0.02132">
            <text:p>0.021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1~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0">
            <text:p>1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7" table:formula="of:=[.B7]+[.C7]+[.D7]+[.E7]+[.F7]+[.G7]+[.H7]+[.J7]+[.K7]" office:value-type="float" office:value="72">
            <text:p>72</text:p>
          </table:table-cell>
          <table:table-cell table:style-name="ce22" office:value-type="float" office:value="60.164">
            <text:p>60.164</text:p>
          </table:table-cell>
          <table:table-cell table:style-name="ce22" office:value-type="float" office:value="998">
            <text:p>998</text:p>
          </table:table-cell>
          <table:table-cell table:style-name="ce23" office:value-type="float" office:value="16.946">
            <text:p>16.946</text:p>
          </table:table-cell>
          <table:table-cell table:style-name="ce33" table:formula="of:=[.O7]/1000" office:value-type="float" office:value="0.060164">
            <text:p>0.060</text:p>
          </table:table-cell>
          <table:table-cell table:style-name="ce33" table:formula="of:=[.Q7]/1000" office:value-type="float" office:value="0.016946">
            <text:p>0.017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1~1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7" table:formula="of:=[.B8]+[.C8]+[.D8]+[.E8]+[.F8]+[.G8]+[.H8]+[.J8]+[.K8]" office:value-type="float" office:value="72">
            <text:p>72</text:p>
          </table:table-cell>
          <table:table-cell table:style-name="ce22" office:value-type="float" office:value="64.305">
            <text:p>64.305</text:p>
          </table:table-cell>
          <table:table-cell table:style-name="ce22" office:value-type="float" office:value="1626">
            <text:p>1626</text:p>
          </table:table-cell>
          <table:table-cell table:style-name="ce23" office:value-type="float" office:value="14.434">
            <text:p>14.434</text:p>
          </table:table-cell>
          <table:table-cell table:style-name="ce33" table:formula="of:=[.O8]/1000" office:value-type="float" office:value="0.064305">
            <text:p>0.064</text:p>
          </table:table-cell>
          <table:table-cell table:style-name="ce33" table:formula="of:=[.Q8]/1000" office:value-type="float" office:value="0.014434">
            <text:p>0.014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1~1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10">
            <text:p>1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7" table:formula="of:=[.B9]+[.C9]+[.D9]+[.E9]+[.F9]+[.G9]+[.H9]+[.J9]+[.K9]" office:value-type="float" office:value="82">
            <text:p>82</text:p>
          </table:table-cell>
          <table:table-cell table:style-name="ce22" office:value-type="float" office:value="68.883">
            <text:p>68.883</text:p>
          </table:table-cell>
          <table:table-cell table:style-name="ce22" office:value-type="float" office:value="2133">
            <text:p>2133</text:p>
          </table:table-cell>
          <table:table-cell table:style-name="ce23" office:value-type="float" office:value="19.158">
            <text:p>19.158</text:p>
          </table:table-cell>
          <table:table-cell table:style-name="ce33" table:formula="of:=[.O9]/1000" office:value-type="float" office:value="0.068883">
            <text:p>0.069</text:p>
          </table:table-cell>
          <table:table-cell table:style-name="ce33" table:formula="of:=[.Q9]/1000" office:value-type="float" office:value="0.019158">
            <text:p>0.019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1~2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0">
            <text:p>1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7" table:formula="of:=[.B10]+[.C10]+[.D10]+[.E10]+[.F10]+[.G10]+([.H10]*2)+[.J10]+[.K10]" office:value-type="float" office:value="140">
            <text:p>140</text:p>
          </table:table-cell>
          <table:table-cell table:style-name="ce22" office:value-type="float" office:value="307.089">
            <text:p>307.089</text:p>
          </table:table-cell>
          <table:table-cell table:style-name="ce22" office:value-type="float" office:value="8105">
            <text:p>8105</text:p>
          </table:table-cell>
          <table:table-cell table:style-name="ce23" office:value-type="float" office:value="46.94">
            <text:p>46.940</text:p>
          </table:table-cell>
          <table:table-cell table:style-name="ce33" table:formula="of:=[.O10]/1000" office:value-type="float" office:value="0.307089">
            <text:p>0.307</text:p>
          </table:table-cell>
          <table:table-cell table:style-name="ce33" table:formula="of:=[.Q10]/1000" office:value-type="float" office:value="0.04694">
            <text:p>0.047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1~2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7" table:formula="of:=[.B11]+[.C11]+[.D11]+[.E11]+[.F11]+[.G11]+([.H11]*2)+[.J11]+[.K11]" office:value-type="float" office:value="140">
            <text:p>140</text:p>
          </table:table-cell>
          <table:table-cell table:style-name="ce22" office:value-type="float" office:value="154.759">
            <text:p>154.759</text:p>
          </table:table-cell>
          <table:table-cell table:style-name="ce22" office:value-type="float" office:value="7895">
            <text:p>7895</text:p>
          </table:table-cell>
          <table:table-cell table:style-name="ce23" office:value-type="float" office:value="17.022">
            <text:p>17.022</text:p>
          </table:table-cell>
          <table:table-cell table:style-name="ce33" table:formula="of:=[.O11]/1000" office:value-type="float" office:value="0.154759">
            <text:p>0.155</text:p>
          </table:table-cell>
          <table:table-cell table:style-name="ce33" table:formula="of:=[.Q11]/1000" office:value-type="float" office:value="0.017022">
            <text:p>0.017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1~2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10">
            <text:p>1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7" table:formula="of:=[.B12]+[.C12]+[.D12]+[.E12]+[.F12]+[.G12]+([.H12]*2)+[.J12]+[.K12]" office:value-type="float" office:value="150">
            <text:p>150</text:p>
          </table:table-cell>
          <table:table-cell table:style-name="ce23" office:value-type="float" office:value="358.023">
            <text:p>358.023</text:p>
          </table:table-cell>
          <table:table-cell table:style-name="ce22" office:value-type="float" office:value="23593">
            <text:p>23593</text:p>
          </table:table-cell>
          <table:table-cell table:style-name="ce23" office:value-type="float" office:value="37.422">
            <text:p>37.422</text:p>
          </table:table-cell>
          <table:table-cell table:style-name="ce33" table:formula="of:=[.O12]/1000" office:value-type="float" office:value="0.358023">
            <text:p>0.358</text:p>
          </table:table-cell>
          <table:table-cell table:style-name="ce33" table:formula="of:=[.Q12]/1000" office:value-type="float" office:value="0.037422">
            <text:p>0.037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1~2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20">
            <text:p>2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7" table:formula="of:=[.B13]+[.C13]+[.D13]+[.E13]+[.F13]+[.G13]+([.H13]*2)+[.J13]+[.K13]" office:value-type="float" office:value="160">
            <text:p>160</text:p>
          </table:table-cell>
          <table:table-cell table:style-name="ce23" office:value-type="float" office:value="299.18">
            <text:p>299.180</text:p>
          </table:table-cell>
          <table:table-cell table:style-name="ce22" office:value-type="float" office:value="14841">
            <text:p>14841</text:p>
          </table:table-cell>
          <table:table-cell table:style-name="ce23" office:value-type="float" office:value="66.744">
            <text:p>66.744</text:p>
          </table:table-cell>
          <table:table-cell table:style-name="ce33" table:formula="of:=[.O13]/1000" office:value-type="float" office:value="0.29918">
            <text:p>0.299</text:p>
          </table:table-cell>
          <table:table-cell table:style-name="ce33" table:formula="of:=[.Q13]/1000" office:value-type="float" office:value="0.066744">
            <text:p>0.067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1~2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10">
            <text:p>1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7" table:formula="of:=[.B14]+[.C14]+[.D14]+[.E14]+[.F14]+[.G14]+([.H14]*2)+[.J14]+[.K14]" office:value-type="float" office:value="160">
            <text:p>160</text:p>
          </table:table-cell>
          <table:table-cell table:style-name="ce23" office:value-type="float" office:value="287.571">
            <text:p>287.571</text:p>
          </table:table-cell>
          <table:table-cell table:style-name="ce22" office:value-type="float" office:value="17581">
            <text:p>17581</text:p>
          </table:table-cell>
          <table:table-cell table:style-name="ce23" office:value-type="float" office:value="29.611">
            <text:p>29.611</text:p>
          </table:table-cell>
          <table:table-cell table:style-name="ce33" table:formula="of:=[.O14]/1000" office:value-type="float" office:value="0.287571">
            <text:p>0.288</text:p>
          </table:table-cell>
          <table:table-cell table:style-name="ce33" table:formula="of:=[.Q14]/1000" office:value-type="float" office:value="0.029611">
            <text:p>0.030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1~2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20">
            <text:p>2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7" table:formula="of:=[.B15]+[.C15]+[.D15]+[.E15]+[.F15]+[.G15]+([.H15]*2)+[.J15]+[.K15]" office:value-type="float" office:value="170">
            <text:p>170</text:p>
          </table:table-cell>
          <table:table-cell table:style-name="ce24" office:value-type="float" office:value="202.677">
            <text:p>202.677</text:p>
          </table:table-cell>
          <table:table-cell table:style-name="ce22" office:value-type="float" office:value="22784">
            <text:p>22784</text:p>
          </table:table-cell>
          <table:table-cell table:style-name="ce24" office:value-type="float" office:value="34.702">
            <text:p>34.702</text:p>
          </table:table-cell>
          <table:table-cell table:style-name="ce33" table:formula="of:=[.O15]/1000" office:value-type="float" office:value="0.202677">
            <text:p>0.203</text:p>
          </table:table-cell>
          <table:table-cell table:style-name="ce33" table:formula="of:=[.Q15]/1000" office:value-type="float" office:value="0.034702">
            <text:p>0.035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1~2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20">
            <text:p>20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2">
            <text:p>2</text:p>
          </table:table-cell>
          <table:table-cell table:style-name="ce17" table:formula="of:=[.B16]+[.C16]+[.D16]+[.E16]+[.F16]+[.G16]+([.H16]*2)+[.J16]+[.K16]" office:value-type="float" office:value="170">
            <text:p>170</text:p>
          </table:table-cell>
          <table:table-cell table:style-name="ce24" office:value-type="float" office:value="143.425">
            <text:p>143.425</text:p>
          </table:table-cell>
          <table:table-cell table:style-name="ce22" office:value-type="float" office:value="10645">
            <text:p>10645</text:p>
          </table:table-cell>
          <table:table-cell table:style-name="ce24" office:value-type="float" office:value="17.495">
            <text:p>17.495</text:p>
          </table:table-cell>
          <table:table-cell table:style-name="ce33" table:formula="of:=[.O16]/1000" office:value-type="float" office:value="0.143425">
            <text:p>0.143</text:p>
          </table:table-cell>
          <table:table-cell table:style-name="ce33" table:formula="of:=[.Q16]/1000" office:value-type="float" office:value="0.017495">
            <text:p>0.017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1~2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20">
            <text:p>20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2">
            <text:p>2</text:p>
          </table:table-cell>
          <table:table-cell table:style-name="ce17" table:formula="of:=[.B17]+[.C17]+[.D17]+[.E17]+[.F17]+[.G17]+([.H17]*2)+[.J17]+[.K17]" office:value-type="float" office:value="170">
            <text:p>170</text:p>
          </table:table-cell>
          <table:table-cell table:style-name="ce24" office:value-type="float" office:value="178.424">
            <text:p>178.424</text:p>
          </table:table-cell>
          <table:table-cell table:style-name="ce22" office:value-type="float" office:value="16254">
            <text:p>16254</text:p>
          </table:table-cell>
          <table:table-cell table:style-name="ce24" office:value-type="float" office:value="26.786">
            <text:p>26.786</text:p>
          </table:table-cell>
          <table:table-cell table:style-name="ce33" table:formula="of:=[.O17]/1000" office:value-type="float" office:value="0.178424">
            <text:p>0.178</text:p>
          </table:table-cell>
          <table:table-cell table:style-name="ce33" table:formula="of:=[.Q17]/1000" office:value-type="float" office:value="0.026786">
            <text:p>0.027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1~2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20">
            <text:p>20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4">
            <text:p>4</text:p>
          </table:table-cell>
          <table:table-cell table:style-name="ce17" table:formula="of:=[.B18]+[.C18]+[.D18]+[.E18]+[.F18]+[.G18]+([.H18]*2)+[.J18]+[.K18]" office:value-type="float" office:value="170">
            <text:p>170</text:p>
          </table:table-cell>
          <table:table-cell table:style-name="ce24" office:value-type="float" office:value="170.44">
            <text:p>170.440</text:p>
          </table:table-cell>
          <table:table-cell table:style-name="ce22" office:value-type="float" office:value="15223">
            <text:p>15223</text:p>
          </table:table-cell>
          <table:table-cell table:style-name="ce24" office:value-type="float" office:value="24.867">
            <text:p>24.867</text:p>
          </table:table-cell>
          <table:table-cell table:style-name="ce33" table:formula="of:=[.O18]/1000" office:value-type="float" office:value="0.17044">
            <text:p>0.170</text:p>
          </table:table-cell>
          <table:table-cell table:style-name="ce33" table:formula="of:=[.Q18]/1000" office:value-type="float" office:value="0.024867">
            <text:p>0.025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1~2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20">
            <text:p>20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4">
            <text:p>4</text:p>
          </table:table-cell>
          <table:table-cell table:style-name="ce17" table:formula="of:=[.B19]+[.C19]+[.D19]+[.E19]+[.F19]+[.G19]+([.H19]*2)+[.J19]+[.K19]" office:value-type="float" office:value="170">
            <text:p>170</text:p>
          </table:table-cell>
          <table:table-cell table:style-name="ce24" office:value-type="float" office:value="179.707">
            <text:p>179.707</text:p>
          </table:table-cell>
          <table:table-cell table:style-name="ce22" office:value-type="float" office:value="17722">
            <text:p>17722</text:p>
          </table:table-cell>
          <table:table-cell table:style-name="ce24" office:value-type="float" office:value="26.568">
            <text:p>26.568</text:p>
          </table:table-cell>
          <table:table-cell table:style-name="ce33" table:formula="of:=[.O19]/1000" office:value-type="float" office:value="0.179707">
            <text:p>0.180</text:p>
          </table:table-cell>
          <table:table-cell table:style-name="ce33" table:formula="of:=[.Q19]/1000" office:value-type="float" office:value="0.026568">
            <text:p>0.027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1~2</text:p>
          </table:table-cell>
          <table:table-cell table:style-name="ce18" office:value-type="float" office:value="30">
            <text:p>30</text:p>
          </table:table-cell>
          <table:table-cell table:style-name="ce18" office:value-type="float" office:value="30">
            <text:p>30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2">
            <text:p>2</text:p>
          </table:table-cell>
          <table:table-cell table:style-name="ce17" table:formula="of:=[.B20]+[.C20]+[.D20]+[.E20]+[.F20]+[.G20]+([.H20]*2)+[.J20]+[.K20]" office:value-type="float" office:value="190">
            <text:p>190</text:p>
          </table:table-cell>
          <table:table-cell table:style-name="ce24" office:value-type="float" office:value="192.343">
            <text:p>192.343</text:p>
          </table:table-cell>
          <table:table-cell table:style-name="ce22" office:value-type="float" office:value="17863">
            <text:p>17863</text:p>
          </table:table-cell>
          <table:table-cell table:style-name="ce24" office:value-type="float" office:value="28.235">
            <text:p>28.235</text:p>
          </table:table-cell>
          <table:table-cell table:style-name="ce33" table:formula="of:=[.O20]/1000" office:value-type="float" office:value="0.192343">
            <text:p>0.192</text:p>
          </table:table-cell>
          <table:table-cell table:style-name="ce33" table:formula="of:=[.Q20]/1000" office:value-type="float" office:value="0.028235">
            <text:p>0.028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1~2</text:p>
          </table:table-cell>
          <table:table-cell table:style-name="ce18" office:value-type="float" office:value="30">
            <text:p>30</text:p>
          </table:table-cell>
          <table:table-cell table:style-name="ce18" office:value-type="float" office:value="30">
            <text:p>30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4">
            <text:p>4</text:p>
          </table:table-cell>
          <table:table-cell table:style-name="ce17" table:formula="of:=[.B21]+[.C21]+[.D21]+[.E21]+[.F21]+[.G21]+([.H21]*2)+[.J21]+[.K21]" office:value-type="float" office:value="190">
            <text:p>190</text:p>
          </table:table-cell>
          <table:table-cell table:style-name="ce24" office:value-type="float" office:value="195.634">
            <text:p>195.634</text:p>
          </table:table-cell>
          <table:table-cell table:style-name="ce22" office:value-type="float" office:value="20243">
            <text:p>20243</text:p>
          </table:table-cell>
          <table:table-cell table:style-name="ce24" office:value-type="float" office:value="32.789">
            <text:p>32.789</text:p>
          </table:table-cell>
          <table:table-cell table:style-name="ce33" table:formula="of:=[.O21]/1000" office:value-type="float" office:value="0.195634">
            <text:p>0.196</text:p>
          </table:table-cell>
          <table:table-cell table:style-name="ce33" table:formula="of:=[.Q21]/1000" office:value-type="float" office:value="0.032789">
            <text:p>0.033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0">
            <text:p>10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1~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17" table:formula="of:=[.B22]+[.C22]+[.D22]+[.E22]+[.F22]+[.G22]+([.H22]*5)+[.J22]+[.K22]" office:value-type="float" office:value="190">
            <text:p>190</text:p>
          </table:table-cell>
          <table:table-cell table:style-name="ce24" office:value-type="float" office:value="180.406">
            <text:p>180.406</text:p>
          </table:table-cell>
          <table:table-cell table:style-name="ce22" office:value-type="float" office:value="16484">
            <text:p>16484</text:p>
          </table:table-cell>
          <table:table-cell table:style-name="ce24" office:value-type="float" office:value="28.569">
            <text:p>28.569</text:p>
          </table:table-cell>
          <table:table-cell table:style-name="ce33" table:formula="of:=[.O22]/1000" office:value-type="float" office:value="0.180406">
            <text:p>0.180</text:p>
          </table:table-cell>
          <table:table-cell table:style-name="ce33" table:formula="of:=[.Q22]/1000" office:value-type="float" office:value="0.028569">
            <text:p>0.029</text:p>
          </table:table-cell>
          <table:table-cell table:style-name="ce35"/>
          <table:table-cell table:style-name="ce37"/>
          <table:table-cell table:style-name="ce39" table:number-columns-repeated="1003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0">
            <text:p>10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5~1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17" table:formula="of:=[.B23]+[.C23]+[.D23]+[.E23]+[.F23]+[.G23]+([.H23]*10)+[.J23]+[.K23]" office:value-type="float" office:value="240">
            <text:p>240</text:p>
          </table:table-cell>
          <table:table-cell table:style-name="ce24" office:value-type="float" office:value="182.217">
            <text:p>182.217</text:p>
          </table:table-cell>
          <table:table-cell table:style-name="ce22" office:value-type="float" office:value="18629">
            <text:p>18629</text:p>
          </table:table-cell>
          <table:table-cell table:style-name="ce24" office:value-type="float" office:value="30.231">
            <text:p>30.231</text:p>
          </table:table-cell>
          <table:table-cell table:style-name="ce33" table:formula="of:=[.O23]/1000" office:value-type="float" office:value="0.182217">
            <text:p>0.182</text:p>
          </table:table-cell>
          <table:table-cell table:style-name="ce33" table:formula="of:=[.Q23]/1000" office:value-type="float" office:value="0.030231">
            <text:p>0.030</text:p>
          </table:table-cell>
          <table:table-cell table:style-name="ce35"/>
          <table:table-cell table:style-name="ce37"/>
          <table:table-cell table:style-name="ce39" table:number-columns-repeated="1003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0">
            <text:p>10</text:p>
          </table:table-cell>
          <table:table-cell table:style-name="ce15" office:value-type="float" office:value="20">
            <text:p>20</text:p>
          </table:table-cell>
          <table:table-cell table:style-name="ce14" office:value-type="string">
            <text:p>10~1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17" table:formula="of:=[.B24]+[.C24]+[.D24]+[.E24]+[.F24]+[.G24]+([.H24]*15)+[.J24]+[.K24]" office:value-type="float" office:value="440">
            <text:p>440</text:p>
          </table:table-cell>
          <table:table-cell table:style-name="ce24" office:value-type="float" office:value="171.871">
            <text:p>171.871</text:p>
          </table:table-cell>
          <table:table-cell table:style-name="ce22" office:value-type="float" office:value="16722">
            <text:p>16722</text:p>
          </table:table-cell>
          <table:table-cell table:style-name="ce24" office:value-type="float" office:value="27.146">
            <text:p>27.146</text:p>
          </table:table-cell>
          <table:table-cell table:style-name="ce33" table:formula="of:=[.O24]/1000" office:value-type="float" office:value="0.171871">
            <text:p>0.172</text:p>
          </table:table-cell>
          <table:table-cell table:style-name="ce33" table:formula="of:=[.Q24]/1000" office:value-type="float" office:value="0.027146">
            <text:p>0.027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40">
            <text:p>4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20">
            <text:p>20</text:p>
          </table:table-cell>
          <table:table-cell table:style-name="ce16" office:value-type="float" office:value="5">
            <text:p>5</text:p>
          </table:table-cell>
          <table:table-cell table:style-name="ce5" office:value-type="string">
            <text:p>1~5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17" table:formula="of:=[.B25]+[.C25]+[.D25]+[.E25]+[.F25]+[.G25]+([.H25]*5)+[.J25]+[.K25]" office:value-type="float" office:value="195">
            <text:p>195</text:p>
          </table:table-cell>
          <table:table-cell table:style-name="ce24" office:value-type="float" office:value="806.513">
            <text:p>806.513</text:p>
          </table:table-cell>
          <table:table-cell table:style-name="ce22" office:value-type="float" office:value="42308">
            <text:p>42308</text:p>
          </table:table-cell>
          <table:table-cell table:style-name="ce24" office:value-type="float" office:value="67.219">
            <text:p>67.219</text:p>
          </table:table-cell>
          <table:table-cell table:style-name="ce33" table:formula="of:=[.O25]/1000" office:value-type="float" office:value="0.806513">
            <text:p>0.807</text:p>
          </table:table-cell>
          <table:table-cell table:style-name="ce33" table:formula="of:=[.Q25]/1000" office:value-type="float" office:value="0.067219">
            <text:p>0.067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40">
            <text:p>40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50">
            <text:p>50</text:p>
          </table:table-cell>
          <table:table-cell table:style-name="ce16" office:value-type="float" office:value="5">
            <text:p>5</text:p>
          </table:table-cell>
          <table:table-cell table:style-name="ce5" office:value-type="string">
            <text:p>1~5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17" table:formula="of:=[.B26]+[.C26]+[.D26]+[.E26]+[.F26]+[.G26]+([.H26]*5)+[.J26]+[.K26]" office:value-type="float" office:value="285">
            <text:p>285</text:p>
          </table:table-cell>
          <table:table-cell table:style-name="ce24" office:value-type="float" office:value="10460.79">
            <text:p>10460.790</text:p>
          </table:table-cell>
          <table:table-cell table:style-name="ce22" office:value-type="float" office:value="146223">
            <text:p>146223</text:p>
          </table:table-cell>
          <table:table-cell table:style-name="ce24" office:value-type="float" office:value="253.641">
            <text:p>253.641</text:p>
          </table:table-cell>
          <table:table-cell table:style-name="ce33" table:formula="of:=[.O26]/1000" office:value-type="float" office:value="10.46079">
            <text:p>10.461</text:p>
          </table:table-cell>
          <table:table-cell table:style-name="ce33" table:formula="of:=[.Q26]/1000" office:value-type="float" office:value="0.253641">
            <text:p>0.254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50">
            <text:p>15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20">
            <text:p>20</text:p>
          </table:table-cell>
          <table:table-cell table:style-name="ce13" office:value-type="float" office:value="5">
            <text:p>5</text:p>
          </table:table-cell>
          <table:table-cell table:style-name="ce12" office:value-type="string">
            <text:p>1~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7" table:formula="of:=[.B27]+[.C27]+[.D27]+[.E27]+[.F27]+[.G27]+([.H27]*5)+[.J27]+[.K27]" office:value-type="float" office:value="485">
            <text:p>485</text:p>
          </table:table-cell>
          <table:table-cell table:style-name="ce24" office:value-type="float" office:value="5334.367">
            <text:p>5334.367</text:p>
          </table:table-cell>
          <table:table-cell table:style-name="ce22" office:value-type="float" office:value="962203">
            <text:p>962203</text:p>
          </table:table-cell>
          <table:table-cell table:style-name="ce24" office:value-type="float" office:value="2449.2128">
            <text:p>2449.213</text:p>
          </table:table-cell>
          <table:table-cell table:style-name="ce33" table:formula="of:=[.O27]/1000" office:value-type="float" office:value="5.334367">
            <text:p>5.334</text:p>
          </table:table-cell>
          <table:table-cell table:style-name="ce33" table:formula="of:=[.Q27]/1000" office:value-type="float" office:value="2.4492128">
            <text:p>2.449</text:p>
          </table:table-cell>
          <table:table-cell table:style-name="ce36" office:value-type="float" office:value="30">
            <text:p>30</text:p>
          </table:table-cell>
          <table:table-cell table:style-name="ce36" office:value-type="float" office:value="88">
            <text:p>88</text:p>
          </table:table-cell>
          <table:table-cell table:style-name="ce39" table:number-columns-repeated="1003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00">
            <text:p>20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20">
            <text:p>20</text:p>
          </table:table-cell>
          <table:table-cell table:style-name="ce13" office:value-type="float" office:value="10">
            <text:p>10</text:p>
          </table:table-cell>
          <table:table-cell table:style-name="ce12" office:value-type="string">
            <text:p>1~5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7" table:formula="of:=[.B28]+[.C28]+[.D28]+[.E28]+[.F28]+[.G28]+([.H28]*5)+[.J28]+[.K28]" office:value-type="float" office:value="665">
            <text:p>665</text:p>
          </table:table-cell>
          <table:table-cell table:style-name="ce24" office:value-type="float" office:value="9903.297">
            <text:p>9903.297</text:p>
          </table:table-cell>
          <table:table-cell table:style-name="ce22" office:value-type="float" office:value="1554605">
            <text:p>1554605</text:p>
          </table:table-cell>
          <table:table-cell table:style-name="ce24" office:value-type="float" office:value="4253.429">
            <text:p>4253.429</text:p>
          </table:table-cell>
          <table:table-cell table:style-name="ce33" table:formula="of:=[.O28]/1000" office:value-type="float" office:value="9.903297">
            <text:p>9.903</text:p>
          </table:table-cell>
          <table:table-cell table:style-name="ce33" table:formula="of:=[.Q28]/1000" office:value-type="float" office:value="4.253429">
            <text:p>4.253</text:p>
          </table:table-cell>
          <table:table-cell table:style-name="ce36" office:value-type="float" office:value="51">
            <text:p>51</text:p>
          </table:table-cell>
          <table:table-cell table:style-name="ce36" office:value-type="float" office:value="154">
            <text:p>154</text:p>
          </table:table-cell>
          <table:table-cell table:style-name="ce39" table:number-columns-repeated="1003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250">
            <text:p>25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20">
            <text:p>20</text:p>
          </table:table-cell>
          <table:table-cell table:style-name="ce13" office:value-type="float" office:value="10">
            <text:p>10</text:p>
          </table:table-cell>
          <table:table-cell table:style-name="ce12" office:value-type="string">
            <text:p>1~5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20">
            <text:p>2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7" table:formula="of:=[.B29]+[.C29]+[.D29]+[.E29]+[.F29]+[.G29]+([.H29]*5)+[.J29]+[.K29]" office:value-type="float" office:value="870">
            <text:p>870</text:p>
          </table:table-cell>
          <table:table-cell table:style-name="ce24" office:value-type="float" office:value="25444.072">
            <text:p>25444.072</text:p>
          </table:table-cell>
          <table:table-cell table:style-name="ce22" office:value-type="float" office:value="4146867">
            <text:p>4146867</text:p>
          </table:table-cell>
          <table:table-cell table:style-name="ce24" office:value-type="float" office:value="12986.909">
            <text:p>12986.909</text:p>
          </table:table-cell>
          <table:table-cell table:style-name="ce33" table:formula="of:=[.O29]/1000" office:value-type="float" office:value="25.444072">
            <text:p>25.444</text:p>
          </table:table-cell>
          <table:table-cell table:style-name="ce33" table:formula="of:=[.Q29]/1000" office:value-type="float" office:value="12.986909">
            <text:p>12.987</text:p>
          </table:table-cell>
          <table:table-cell table:style-name="ce36" office:value-type="float" office:value="134">
            <text:p>134</text:p>
          </table:table-cell>
          <table:table-cell table:style-name="ce36" office:value-type="float" office:value="335">
            <text:p>335</text:p>
          </table:table-cell>
          <table:table-cell table:style-name="ce39" table:number-columns-repeated="1003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250">
            <text:p>25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20">
            <text:p>20</text:p>
          </table:table-cell>
          <table:table-cell table:style-name="ce13" office:value-type="float" office:value="10">
            <text:p>10</text:p>
          </table:table-cell>
          <table:table-cell table:style-name="ce12" office:value-type="string">
            <text:p>1~5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40">
            <text:p>40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7" table:formula="of:=[.B30]+[.C30]+[.D30]+[.E30]+[.F30]+[.G30]+([.H30]*5)+[.J30]+[.K30]" office:value-type="float" office:value="930">
            <text:p>930</text:p>
          </table:table-cell>
          <table:table-cell table:style-name="ce24" office:value-type="float" office:value="14744.84">
            <text:p>14744.840</text:p>
          </table:table-cell>
          <table:table-cell table:style-name="ce22" office:value-type="float" office:value="2095501">
            <text:p>2095501</text:p>
          </table:table-cell>
          <table:table-cell table:style-name="ce24" office:value-type="float" office:value="6413.473">
            <text:p>6413.473</text:p>
          </table:table-cell>
          <table:table-cell table:style-name="ce33" table:formula="of:=[.O30]/1000" office:value-type="float" office:value="14.74484">
            <text:p>14.745</text:p>
          </table:table-cell>
          <table:table-cell table:style-name="ce33" table:formula="of:=[.Q30]/1000" office:value-type="float" office:value="6.413473">
            <text:p>6.413</text:p>
          </table:table-cell>
          <table:table-cell table:style-name="ce36" office:value-type="float" office:value="71">
            <text:p>71</text:p>
          </table:table-cell>
          <table:table-cell table:style-name="ce36" office:value-type="float" office:value="202">
            <text:p>202</text:p>
          </table:table-cell>
          <table:table-cell table:number-columns-repeated="1003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9" office:value-type="float" office:value="400">
            <text:p>400</text:p>
          </table:table-cell>
          <table:table-cell table:style-name="ce9" office:value-type="float" office:value="200">
            <text:p>200</text:p>
          </table:table-cell>
          <table:table-cell table:style-name="ce9" office:value-type="float" office:value="275">
            <text:p>275</text:p>
          </table:table-cell>
          <table:table-cell table:style-name="ce9" office:value-type="float" office:value="450">
            <text:p>45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10">
            <text:p>10</text:p>
          </table:table-cell>
          <table:table-cell table:style-name="ce12" office:value-type="string">
            <text:p>1~5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7" table:formula="of:=[.B31]+[.C31]+[.D31]+[.E31]+[.F31]+[.G31]+([.H31]*5)+[.J31]+[.K31]" office:value-type="float" office:value="1465">
            <text:p>1465</text:p>
          </table:table-cell>
          <table:table-cell table:style-name="ce24" office:value-type="float" office:value="95701.74">
            <text:p>95701.740</text:p>
          </table:table-cell>
          <table:table-cell table:style-name="ce22" office:value-type="float" office:value="12250257">
            <text:p>12250257</text:p>
          </table:table-cell>
          <table:table-cell table:style-name="ce24" office:value-type="float" office:value="60467.577">
            <text:p>60467.577</text:p>
          </table:table-cell>
          <table:table-cell table:style-name="ce33" table:formula="of:=[.O31]/1000" office:value-type="float" office:value="95.70174">
            <text:p>95.702</text:p>
          </table:table-cell>
          <table:table-cell table:style-name="ce33" table:formula="of:=[.Q31]/1000" office:value-type="float" office:value="60.467577">
            <text:p>60.468</text:p>
          </table:table-cell>
          <table:table-cell table:style-name="ce36" office:value-type="float" office:value="407">
            <text:p>407</text:p>
          </table:table-cell>
          <table:table-cell table:style-name="ce36" office:value-type="float" office:value="353">
            <text:p>353</text:p>
          </table:table-cell>
          <table:table-cell table:number-columns-repeated="1003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9" office:value-type="float" office:value="500">
            <text:p>500</text:p>
          </table:table-cell>
          <table:table-cell table:style-name="ce9" office:value-type="float" office:value="250">
            <text:p>250</text:p>
          </table:table-cell>
          <table:table-cell table:style-name="ce9" office:value-type="float" office:value="300">
            <text:p>300</text:p>
          </table:table-cell>
          <table:table-cell table:style-name="ce9" office:value-type="float" office:value="550">
            <text:p>55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10">
            <text:p>10</text:p>
          </table:table-cell>
          <table:table-cell table:style-name="ce12" office:value-type="string">
            <text:p>1~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20">
            <text:p>20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7" table:formula="of:=[.B32]+[.C32]+[.D32]+[.E32]+[.F32]+[.G32]+([.H32]*5)+[.J32]+[.K32]" office:value-type="float" office:value="1770">
            <text:p>1770</text:p>
          </table:table-cell>
          <table:table-cell table:style-name="ce24" office:value-type="float" office:value="163536.023">
            <text:p>163536.023</text:p>
          </table:table-cell>
          <table:table-cell table:style-name="ce22" office:value-type="float" office:value="18448293">
            <text:p>18448293</text:p>
          </table:table-cell>
          <table:table-cell table:style-name="ce24" office:value-type="float" office:value="94216.969">
            <text:p>94216.969</text:p>
          </table:table-cell>
          <table:table-cell table:style-name="ce33" table:formula="of:=[.O32]/1000" office:value-type="float" office:value="163.536023">
            <text:p>163.536</text:p>
          </table:table-cell>
          <table:table-cell table:style-name="ce33" table:formula="of:=[.Q32]/1000" office:value-type="float" office:value="94.216969">
            <text:p>94.217</text:p>
          </table:table-cell>
          <table:table-cell table:style-name="ce36" office:value-type="float" office:value="657">
            <text:p>657</text:p>
          </table:table-cell>
          <table:table-cell table:style-name="ce36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9" office:value-type="float" office:value="1000">
            <text:p>1000</text:p>
          </table:table-cell>
          <table:table-cell table:style-name="ce9" office:value-type="float" office:value="500">
            <text:p>500</text:p>
          </table:table-cell>
          <table:table-cell table:style-name="ce9" office:value-type="float" office:value="550">
            <text:p>550</text:p>
          </table:table-cell>
          <table:table-cell table:style-name="ce9" office:value-type="float" office:value="1500">
            <text:p>150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10">
            <text:p>10</text:p>
          </table:table-cell>
          <table:table-cell table:style-name="ce12" office:value-type="string">
            <text:p>1~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20">
            <text:p>20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7" table:formula="of:=[.B33]+[.C33]+[.D33]+[.E33]+[.F33]+[.G33]+([.H33]*5)+[.J33]+[.K33]" office:value-type="float" office:value="3720">
            <text:p>372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0" office:value-type="float" office:value="0">
            <text:p>0.000</text:p>
          </table:table-cell>
          <table:table-cell table:style-name="ce33" table:formula="of:=[.O33]/1000" office:value-type="float" office:value="0">
            <text:p>0.000</text:p>
          </table:table-cell>
          <table:table-cell table:style-name="ce33" table:formula="of:=[.Q33]/1000" office:value-type="float" office:value="0">
            <text:p>0.00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1003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phs" table:style-name="ta1" table:print-ranges="Graphs.A1:Graphs.P80">
        <office:forms form:automatic-focus="false" form:apply-design-mode="false"/>
        <table:table-column table:style-name="co2" table:number-columns-repeated="8" table:default-cell-style-name="Default"/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>
            <draw:frame table:end-cell-address="Graphs.O26" table:end-x="1.708cm" table:end-y="0.45cm" draw:z-index="1" draw:style-name="gr1" svg:width="15.772cm" svg:height="11.065cm" svg:x="1.743cm" svg:y="0.182cm">
              <draw:object draw:notify-on-update-of-ranges="'PB Experiment'.N2:'PB Experiment'.N2 'PB Experiment'.N3:'PB Experiment'.N6 'PB Experiment'.P2:'PB Experiment'.P2 'PB Experiment'.P3:'PB Experiment'.P6 'PB Experiment'.O2:'PB Experiment'.O2 'PB Experiment'.O3:'PB Experiment'.O6 'PB Experiment'.Q2:'PB Experiment'.Q2 'PB Experiment'.Q3:'PB Experiment'.Q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4">
          <table:table-cell>
            <draw:frame table:end-cell-address="Graphs.H27" table:end-x="0.304cm" table:end-y="0.291cm" draw:z-index="0" draw:style-name="gr1" svg:width="14.429cm" svg:height="11.008cm" svg:x="1.681cm" svg:y="0.08cm">
              <draw:object draw:notify-on-update-of-ranges="'PB Experiment'.A3:'PB Experiment'.A32 'PB Experiment'.O2:'PB Experiment'.O2 'PB Experiment'.O3:'PB Experiment'.O32 'PB Experiment'.Q2:'PB Experiment'.Q2 'PB Experiment'.Q3:'PB Experiment'.Q3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4" table:number-rows-repeated="25">
          <table:table-cell table:number-columns-repeated="8"/>
        </table:table-row>
        <table:table-row table:style-name="ro4">
          <table:table-cell>
            <draw:frame table:end-cell-address="Graphs.H52" table:end-x="0.579cm" table:end-y="0.185cm" draw:z-index="2" draw:style-name="gr1" svg:width="15.42cm" svg:height="10.16cm" svg:x="0.965cm" svg:y="0.372cm">
              <draw:object draw:notify-on-update-of-ranges="'PB Experiment'.A7:'PB Experiment'.A21 'PB Experiment'.J2:'PB Experiment'.J2 'PB Experiment'.J7:'PB Experiment'.J21 'PB Experiment'.K2:'PB Experiment'.K2 'PB Experiment'.K7:'PB Experiment'.K21 'PB Experiment'.L2:'PB Experiment'.L2 'PB Experiment'.L7:'PB Experiment'.L21 'PB Experiment'.M2:'PB Experiment'.M2 'PB Experiment'.M7:'PB Experiment'.M21 'PB Experiment'.O2:'PB Experiment'.O2 'PB Experiment'.O7:'PB Experiment'.O21 'PB Experiment'.Q2:'PB Experiment'.Q2 'PB Experiment'.Q7:'PB Experiment'.Q2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6"/>
          <table:table-cell>
            <draw:frame table:end-cell-address="Graphs.P52" table:end-x="0.304cm" table:end-y="0.371cm" draw:z-index="3" draw:style-name="gr1" svg:width="16.247cm" svg:height="10.533cm" svg:x="2.122cm" svg:y="0.185cm">
              <draw:object draw:notify-on-update-of-ranges="'PB Experiment'.A22:'PB Experiment'.A24 'PB Experiment'.H2:'PB Experiment'.H2 'PB Experiment'.H22:'PB Experiment'.H24 'PB Experiment'.O2:'PB Experiment'.O2 'PB Experiment'.O22:'PB Experiment'.O24 'PB Experiment'.Q2:'PB Experiment'.Q2 'PB Experiment'.Q22:'PB Experiment'.Q2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4" table:number-rows-repeated="25">
          <table:table-cell table:number-columns-repeated="8"/>
        </table:table-row>
        <table:table-row table:style-name="ro4">
          <table:table-cell>
            <draw:frame table:end-cell-address="Graphs.H78" table:end-x="0.269cm" table:end-y="0.18cm" draw:z-index="4" draw:style-name="gr1" svg:width="14.864cm" svg:height="10.526cm" svg:x="1.211cm" svg:y="0.001cm">
              <draw:object draw:notify-on-update-of-ranges="'PB Experiment'.A25:'PB Experiment'.A26 'PB Experiment'.F2:'PB Experiment'.F2 'PB Experiment'.F25:'PB Experiment'.F26 'PB Experiment'.G2:'PB Experiment'.G2 'PB Experiment'.G25:'PB Experiment'.G26 'PB Experiment'.O2:'PB Experiment'.O2 'PB Experiment'.O25:'PB Experiment'.O26 'PB Experiment'.Q2:'PB Experiment'.Q2 'PB Experiment'.Q25:'PB Experiment'.Q2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6"/>
          <table:table-cell>
            <draw:frame table:end-cell-address="Graphs.O78" table:end-x="1.84cm" table:end-y="0.1cm" draw:z-index="5" draw:style-name="gr1" svg:width="15.607cm" svg:height="10.394cm" svg:x="2.04cm" svg:y="0.053cm">
              <draw:object draw:notify-on-update-of-ranges="'PB Experiment'.A27:'PB Experiment'.A32 'PB Experiment'.N2:'PB Experiment'.N2 'PB Experiment'.N27:'PB Experiment'.N32 'PB Experiment'.P2:'PB Experiment'.P2 'PB Experiment'.P27:'PB Experiment'.P32 'PB Experiment'.T2:'PB Experiment'.T2 'PB Experiment'.T27:'PB Experiment'.T32 'PB Experiment'.U2:'PB Experiment'.U2 'PB Experiment'.U27:'PB Experiment'.U32 'PB Experiment'.O2:'PB Experiment'.O2 'PB Experiment'.O27:'PB Experiment'.O32 'PB Experiment'.Q2:'PB Experiment'.Q2 'PB Experiment'.Q27:'PB Experiment'.Q3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-pages="1" style:table-centering="both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2">12/08/2010</text:date>, <text:time>11:3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Policarpio</meta:initial-creator>
    <meta:creation-date>2010-08-06T13:22:52</meta:creation-date>
    <dc:date>2010-08-12T11:38:00</dc:date>
    <dc:creator>Sean Policarpio</dc:creator>
    <meta:editing-duration>PT10H31M56S</meta:editing-duration>
    <meta:editing-cycles>61</meta:editing-cycles>
    <meta:generator>OpenOffice.org/3.2$Linux OpenOffice.org_project/320m12$Build-9483</meta:generator>
    <meta:printed-by>Sean Policarpio</meta:printed-by>
    <meta:print-date>2010-08-12T11:36:47</meta:print-date>
    <meta:document-statistic meta:table-count="2" meta:cell-count="62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true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amed-symbol" chart:symbol-name="arrow-down" chart:symbol-width="0.15cm" chart:symbol-height="0.15cm">
        <chart:symbol-image/>
      </style:chart-properties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3">
      <style:chart-properties chart:symbol-type="named-symbol" chart:symbol-name="diamond" chart:symbol-width="0.15cm" chart:symbol-height="0.15cm">
        <chart:symbol-image/>
      </style:chart-properties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43cm" svg:height="11.009cm" xlink:href=".." chart:class="chart:line" chart:style-name="ch1">
        <chart:title svg:x="4.609cm" svg:y="0.221cm" chart:style-name="ch2">
          <text:p>Grounding vs. Computation</text:p>
        </chart:title>
        <chart:legend chart:legend-position="bottom" svg:x="4.518cm" svg:y="10.225cm" chart:style-name="ch3"/>
        <chart:plot-area chart:style-name="ch4" table:cell-range-address="'PB Experiment'.A3:'PB Experiment'.A32 'PB Experiment'.O2:'PB Experiment'.O32 'PB Experiment'.Q2:'PB Experiment'.Q32" chart:data-source-has-labels="both" svg:x="0.375cm" svg:y="0.944cm" svg:width="13.479cm" svg:height="9.043cm">
          <chart:axis chart:dimension="x" chart:name="primary-x" chart:style-name="ch5">
            <chart:title svg:x="6.487cm" svg:y="9.635cm" chart:style-name="ch6">
              <text:p>Experiments</text:p>
            </chart:title>
            <chart:categories table:cell-range-address="'PB Experiment'.A3:'PB Experiment'.A32"/>
          </chart:axis>
          <chart:axis chart:dimension="y" chart:name="primary-y" chart:style-name="ch7">
            <chart:title svg:x="0.289cm" svg:y="5.933cm" chart:style-name="ch8">
              <text:p>Time (ms)</text:p>
            </chart:title>
            <chart:grid chart:style-name="ch9" chart:class="major"/>
          </chart:axis>
          <chart:series chart:style-name="ch10" chart:values-cell-range-address="'PB Experiment'.O3:'PB Experiment'.O32" chart:label-cell-address="'PB Experiment'.O2:'PB Experiment'.O2" chart:class="chart:line">
            <chart:data-point chart:repeated="30"/>
          </chart:series>
          <chart:series chart:style-name="ch11" chart:values-cell-range-address="'PB Experiment'.Q3:'PB Experiment'.Q32" chart:label-cell-address="'PB Experiment'.Q2:'PB Experiment'.Q2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PB Experiment'.O2:'PB Experiment'.O2">Grounding (ms)</text:p>
              </table:table-cell>
              <table:table-cell office:value-type="string">
                <text:p text:id="'PB Experiment'.Q2:'PB Experiment'.Q2">Computation (ms)</text:p>
              </table:table-cell>
            </table:table-row>
          </table:table-header-rows>
          <table:table-rows>
            <table:table-row>
              <table:table-cell office:value-type="string">
                <text:p text:id="'PB Experiment'.A3:'PB Experiment'.A32">1</text:p>
              </table:table-cell>
              <table:table-cell office:value-type="float" office:value="47.803">
                <text:p text:id="'PB Experiment'.O3:'PB Experiment'.O32">47.803</text:p>
              </table:table-cell>
              <table:table-cell office:value-type="float" office:value="8.813">
                <text:p text:id="'PB Experiment'.Q3:'PB Experiment'.Q32">8.8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4.457">
                <text:p>154.457</text:p>
              </table:table-cell>
              <table:table-cell office:value-type="float" office:value="10.855">
                <text:p>10.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4.902">
                <text:p>854.902</text:p>
              </table:table-cell>
              <table:table-cell office:value-type="float" office:value="4.609">
                <text:p>4.6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76.799">
                <text:p>6576.799</text:p>
              </table:table-cell>
              <table:table-cell office:value-type="float" office:value="21.32">
                <text:p>21.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.164">
                <text:p>60.164</text:p>
              </table:table-cell>
              <table:table-cell office:value-type="float" office:value="16.946">
                <text:p>16.9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.305">
                <text:p>64.305</text:p>
              </table:table-cell>
              <table:table-cell office:value-type="float" office:value="14.434">
                <text:p>14.4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.883">
                <text:p>68.883</text:p>
              </table:table-cell>
              <table:table-cell office:value-type="float" office:value="19.158">
                <text:p>19.1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7.089">
                <text:p>307.089</text:p>
              </table:table-cell>
              <table:table-cell office:value-type="float" office:value="46.94">
                <text:p>46.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4.759">
                <text:p>154.759</text:p>
              </table:table-cell>
              <table:table-cell office:value-type="float" office:value="17.022">
                <text:p>17.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8.023">
                <text:p>358.023</text:p>
              </table:table-cell>
              <table:table-cell office:value-type="float" office:value="37.422">
                <text:p>37.4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9.18">
                <text:p>299.18</text:p>
              </table:table-cell>
              <table:table-cell office:value-type="float" office:value="66.744">
                <text:p>66.7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7.571">
                <text:p>287.571</text:p>
              </table:table-cell>
              <table:table-cell office:value-type="float" office:value="29.611">
                <text:p>29.6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.677">
                <text:p>202.677</text:p>
              </table:table-cell>
              <table:table-cell office:value-type="float" office:value="34.702">
                <text:p>34.7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3.425">
                <text:p>143.425</text:p>
              </table:table-cell>
              <table:table-cell office:value-type="float" office:value="17.495">
                <text:p>17.4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8.424">
                <text:p>178.424</text:p>
              </table:table-cell>
              <table:table-cell office:value-type="float" office:value="26.786">
                <text:p>26.7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0.44">
                <text:p>170.44</text:p>
              </table:table-cell>
              <table:table-cell office:value-type="float" office:value="24.867">
                <text:p>24.8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9.707">
                <text:p>179.707</text:p>
              </table:table-cell>
              <table:table-cell office:value-type="float" office:value="26.568">
                <text:p>26.5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2.343">
                <text:p>192.343</text:p>
              </table:table-cell>
              <table:table-cell office:value-type="float" office:value="28.235">
                <text:p>28.2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5.634">
                <text:p>195.634</text:p>
              </table:table-cell>
              <table:table-cell office:value-type="float" office:value="32.789">
                <text:p>32.7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0.406">
                <text:p>180.406</text:p>
              </table:table-cell>
              <table:table-cell office:value-type="float" office:value="28.569">
                <text:p>28.5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2.217">
                <text:p>182.217</text:p>
              </table:table-cell>
              <table:table-cell office:value-type="float" office:value="30.231">
                <text:p>30.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1.871">
                <text:p>171.871</text:p>
              </table:table-cell>
              <table:table-cell office:value-type="float" office:value="27.146">
                <text:p>27.1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6.513">
                <text:p>806.513</text:p>
              </table:table-cell>
              <table:table-cell office:value-type="float" office:value="67.219">
                <text:p>67.2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460.79">
                <text:p>10460.79</text:p>
              </table:table-cell>
              <table:table-cell office:value-type="float" office:value="253.641">
                <text:p>253.6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34.367">
                <text:p>5334.367</text:p>
              </table:table-cell>
              <table:table-cell office:value-type="float" office:value="2449.2128">
                <text:p>2449.21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903.297">
                <text:p>9903.297</text:p>
              </table:table-cell>
              <table:table-cell office:value-type="float" office:value="4253.429">
                <text:p>4253.4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444.072">
                <text:p>25444.072</text:p>
              </table:table-cell>
              <table:table-cell office:value-type="float" office:value="12986.909">
                <text:p>12986.9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744.84">
                <text:p>14744.84</text:p>
              </table:table-cell>
              <table:table-cell office:value-type="float" office:value="6413.473">
                <text:p>6413.4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5701.74">
                <text:p>95701.74</text:p>
              </table:table-cell>
              <table:table-cell office:value-type="float" office:value="60467.577">
                <text:p>60467.5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3536.023">
                <text:p>163536.023</text:p>
              </table:table-cell>
              <table:table-cell office:value-type="float" office:value="94216.969">
                <text:p>94216.9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true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graphic-properties draw:stroke="none" draw:fill-color="#004586" dr3d:edge-rounding="5%"/>
      <style:text-properties fo:font-size="6pt" style:font-size-asian="6pt" style:font-size-complex="6pt"/>
    </style:style>
    <style:style style:name="ch11" style:family="chart" style:data-style-name="N3">
      <style:graphic-properties draw:stroke="none" draw:fill-color="#ffd320" dr3d:edge-rounding="5%"/>
      <style:text-properties fo:font-size="6pt" style:font-size-asian="6pt" style:font-size-complex="6pt"/>
    </style:style>
    <style:style style:name="ch12" style:family="chart" style:data-style-name="N3">
      <style:graphic-properties draw:stroke="none" draw:fill-color="#ff420e" dr3d:edge-rounding="5%"/>
      <style:text-properties fo:font-size="6pt" style:font-size-asian="6pt" style:font-size-complex="6pt"/>
    </style:style>
    <style:style style:name="ch13" style:family="chart" style:data-style-name="N3">
      <style:graphic-properties draw:stroke="none" draw:fill-color="#579d1c" dr3d:edge-rounding="5%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73cm" svg:height="11.066cm" xlink:href=".." chart:class="chart:bar" chart:column-mapping="0 2 1 3" chart:style-name="ch1">
        <chart:title svg:x="3.705cm" svg:y="0.221cm" chart:style-name="ch2">
          <text:p>Effects of Increasing pb Size &amp; Complexity
without Normal or Variable Rules</text:p>
        </chart:title>
        <chart:legend chart:legend-position="bottom" svg:x="4.15cm" svg:y="10.281cm" chart:style-name="ch3"/>
        <chart:plot-area chart:style-name="ch4" table:cell-range-address="'PB Experiment'.N2:'PB Experiment'.Q6" chart:data-source-has-labels="row" svg:x="0.429cm" svg:y="1.449cm" svg:width="14.714cm" svg:height="8.59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title svg:x="7.159cm" svg:y="9.69cm" chart:style-name="ch6">
              <text:p>Experiments</text:p>
            </chart:title>
          </chart:axis>
          <chart:axis chart:dimension="y" chart:name="primary-y" chart:style-name="ch7">
            <chart:title svg:x="0.316cm" svg:y="7.497cm" chart:style-name="ch8">
              <text:p>Policy Base size / Time(ms)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'PB Experiment'.N3:'PB Experiment'.N6" chart:label-cell-address="'PB Experiment'.N2:'PB Experiment'.N2" chart:class="chart:bar">
            <chart:data-point chart:repeated="4"/>
          </chart:series>
          <chart:series chart:style-name="ch11" chart:values-cell-range-address="'PB Experiment'.P3:'PB Experiment'.P6" chart:label-cell-address="'PB Experiment'.P2:'PB Experiment'.P2" chart:class="chart:bar">
            <chart:data-point chart:repeated="4"/>
          </chart:series>
          <chart:series chart:style-name="ch12" chart:values-cell-range-address="'PB Experiment'.O3:'PB Experiment'.O6" chart:label-cell-address="'PB Experiment'.O2:'PB Experiment'.O2" chart:class="chart:bar">
            <chart:data-point chart:repeated="4"/>
          </chart:series>
          <chart:series chart:style-name="ch13" chart:values-cell-range-address="'PB Experiment'.Q3:'PB Experiment'.Q6" chart:label-cell-address="'PB Experiment'.Q2:'PB Experiment'.Q2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PB Experiment'.N2:'PB Experiment'.N2">|pb|</text:p>
              </table:table-cell>
              <table:table-cell office:value-type="string">
                <text:p text:id="'PB Experiment'.P2:'PB Experiment'.P2">|pb'|</text:p>
              </table:table-cell>
              <table:table-cell office:value-type="string">
                <text:p text:id="'PB Experiment'.O2:'PB Experiment'.O2">Grounding (ms)</text:p>
              </table:table-cell>
              <table:table-cell office:value-type="string">
                <text:p text:id="'PB Experiment'.Q2:'PB Experiment'.Q2">Computation (m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">
                <text:p text:id="'PB Experiment'.N3:'PB Experiment'.N6">62</text:p>
              </table:table-cell>
              <table:table-cell office:value-type="float" office:value="210">
                <text:p text:id="'PB Experiment'.P3:'PB Experiment'.P6">210</text:p>
              </table:table-cell>
              <table:table-cell office:value-type="float" office:value="47.803">
                <text:p text:id="'PB Experiment'.O3:'PB Experiment'.O6">47.803</text:p>
              </table:table-cell>
              <table:table-cell office:value-type="float" office:value="8.813">
                <text:p text:id="'PB Experiment'.Q3:'PB Experiment'.Q6">8.8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4">
                <text:p>124</text:p>
              </table:table-cell>
              <table:table-cell office:value-type="float" office:value="508">
                <text:p>508</text:p>
              </table:table-cell>
              <table:table-cell office:value-type="float" office:value="154.457">
                <text:p>154.457</text:p>
              </table:table-cell>
              <table:table-cell office:value-type="float" office:value="10.855">
                <text:p>10.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8">
                <text:p>248</text:p>
              </table:table-cell>
              <table:table-cell office:value-type="float" office:value="1093">
                <text:p>1093</text:p>
              </table:table-cell>
              <table:table-cell office:value-type="float" office:value="854.902">
                <text:p>854.902</text:p>
              </table:table-cell>
              <table:table-cell office:value-type="float" office:value="4.609">
                <text:p>4.6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3305">
                <text:p>3305</text:p>
              </table:table-cell>
              <table:table-cell office:value-type="float" office:value="6576.799">
                <text:p>6576.799</text:p>
              </table:table-cell>
              <table:table-cell office:value-type="float" office:value="21.32">
                <text:p>21.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true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11" style:family="chart" style:data-style-name="N3">
      <style:graphic-properties draw:stroke="none" draw:fill-color="#4b1f6f" dr3d:edge-rounding="5%"/>
      <style:text-properties fo:font-size="6pt" style:font-size-asian="6pt" style:font-size-complex="6pt"/>
    </style:style>
    <style:style style:name="ch12" style:family="chart" style:data-style-name="N3">
      <style:graphic-properties draw:stroke="none" draw:fill-color="#ff420e" dr3d:edge-rounding="5%"/>
      <style:text-properties fo:font-size="6pt" style:font-size-asian="6pt" style:font-size-complex="6pt"/>
    </style:style>
    <style:style style:name="ch13" style:family="chart" style:data-style-name="N3">
      <style:graphic-properties draw:stroke="none" draw:fill-color="#579d1c" dr3d:edge-rounding="5%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248cm" svg:height="10.534cm" xlink:href=".." chart:class="chart:bar" chart:style-name="ch1">
        <chart:title svg:x="2.462cm" svg:y="0.211cm" chart:style-name="ch2">
          <text:p>Effects of Increasing the Number of XML Documents in pb</text:p>
        </chart:title>
        <chart:legend chart:legend-position="bottom" svg:x="4.1cm" svg:y="9.76cm" chart:style-name="ch3"/>
        <chart:plot-area chart:style-name="ch4" table:cell-range-address="'PB Experiment'.A22:'PB Experiment'.A24 'PB Experiment'.H2:'PB Experiment'.H2 'PB Experiment'.H22:'PB Experiment'.H24 'PB Experiment'.O2:'PB Experiment'.O2 'PB Experiment'.O22:'PB Experiment'.O24 'PB Experiment'.Q2:'PB Experiment'.Q2 'PB Experiment'.Q22:'PB Experiment'.Q24" chart:data-source-has-labels="both" svg:x="0.447cm" svg:y="0.924cm" svg:width="15.153cm" svg:height="8.61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title svg:x="7.396cm" svg:y="9.18cm" chart:style-name="ch6">
              <text:p>Experiments</text:p>
            </chart:title>
            <chart:categories table:cell-range-address="'PB Experiment'.A22:'PB Experiment'.A24"/>
          </chart:axis>
          <chart:axis chart:dimension="y" chart:name="primary-y" chart:style-name="ch7">
            <chart:title svg:x="0.325cm" svg:y="7.342cm" chart:style-name="ch8">
              <text:p># of XML Documents / Time (ms)</text:p>
            </chart:title>
            <chart:grid chart:style-name="ch9" chart:class="major"/>
          </chart:axis>
          <chart:axis chart:dimension="z" chart:name="primary-z" chart:style-name="ch10"/>
          <chart:series chart:style-name="ch11" chart:values-cell-range-address="'PB Experiment'.H22:'PB Experiment'.H24" chart:label-cell-address="'PB Experiment'.H2:'PB Experiment'.H2" chart:class="chart:bar">
            <chart:data-point chart:repeated="3"/>
          </chart:series>
          <chart:series chart:style-name="ch12" chart:values-cell-range-address="'PB Experiment'.O22:'PB Experiment'.O24" chart:label-cell-address="'PB Experiment'.O2:'PB Experiment'.O2" chart:class="chart:bar">
            <chart:data-point chart:repeated="3"/>
          </chart:series>
          <chart:series chart:style-name="ch13" chart:values-cell-range-address="'PB Experiment'.Q22:'PB Experiment'.Q24" chart:label-cell-address="'PB Experiment'.Q2:'PB Experiment'.Q2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PB Experiment'.H2:'PB Experiment'.H2">XML Documents</text:p>
              </table:table-cell>
              <table:table-cell office:value-type="string">
                <text:p text:id="'PB Experiment'.O2:'PB Experiment'.O2">Grounding (ms)</text:p>
              </table:table-cell>
              <table:table-cell office:value-type="string">
                <text:p text:id="'PB Experiment'.Q2:'PB Experiment'.Q2">Computation (ms)</text:p>
              </table:table-cell>
            </table:table-row>
          </table:table-header-rows>
          <table:table-rows>
            <table:table-row>
              <table:table-cell office:value-type="string">
                <text:p text:id="'PB Experiment'.A22:'PB Experiment'.A24">20</text:p>
              </table:table-cell>
              <table:table-cell office:value-type="float" office:value="10">
                <text:p text:id="'PB Experiment'.H22:'PB Experiment'.H24">10</text:p>
              </table:table-cell>
              <table:table-cell office:value-type="float" office:value="180.406">
                <text:p text:id="'PB Experiment'.O22:'PB Experiment'.O24">180.406</text:p>
              </table:table-cell>
              <table:table-cell office:value-type="float" office:value="28.569">
                <text:p text:id="'PB Experiment'.Q22:'PB Experiment'.Q24">28.5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82.217">
                <text:p>182.217</text:p>
              </table:table-cell>
              <table:table-cell office:value-type="float" office:value="30.231">
                <text:p>30.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71.871">
                <text:p>171.871</text:p>
              </table:table-cell>
              <table:table-cell office:value-type="float" office:value="27.146">
                <text:p>27.1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3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3">
      <style:graphic-properties draw:fill-color="#4b1f6f"/>
      <style:text-properties fo:font-size="6pt" style:font-size-asian="6pt" style:font-size-complex="6pt"/>
    </style:style>
    <style:style style:name="ch12" style:family="chart" style:data-style-name="N3">
      <style:graphic-properties draw:fill-color="#ff950e"/>
      <style:text-properties fo:font-size="6pt" style:font-size-asian="6pt" style:font-size-complex="6pt"/>
    </style:style>
    <style:style style:name="ch13" style:family="chart" style:data-style-name="N3">
      <style:graphic-properties draw:fill-color="#7e0021"/>
      <style:text-properties fo:font-size="6pt" style:font-size-asian="6pt" style:font-size-complex="6pt"/>
    </style:style>
    <style:style style:name="ch14" style:family="chart" style:data-style-name="N3">
      <style:graphic-properties draw:fill-color="#83caff"/>
      <style:text-properties fo:font-size="6pt" style:font-size-asian="6pt" style:font-size-complex="6pt"/>
    </style:style>
    <style:style style:name="ch15" style:family="chart" style:data-style-name="N3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6" style:family="chart" style:data-style-name="N3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421cm" svg:height="10.161cm" xlink:href=".." chart:class="chart:bar" chart:column-mapping="0 1 2" chart:style-name="ch1">
        <chart:title svg:x="2.828cm" svg:y="0.204cm" chart:style-name="ch2">
          <text:p>Evaluating pb Complexity with Varying Rule Types</text:p>
        </chart:title>
        <chart:subtitle svg:x="5.487cm" svg:y="0.91cm" chart:style-name="ch3">
          <text:p>Variable vs. Normal Rules</text:p>
        </chart:subtitle>
        <chart:legend chart:legend-position="bottom" svg:x="3.819cm" svg:y="9.019cm" chart:style-name="ch4"/>
        <chart:plot-area chart:style-name="ch5" table:cell-range-address="'PB Experiment'.A7:'PB Experiment'.A21 'PB Experiment'.J2:'PB Experiment'.M2 'PB Experiment'.J7:'PB Experiment'.M21 'PB Experiment'.O2:'PB Experiment'.O2 'PB Experiment'.O7:'PB Experiment'.O21 'PB Experiment'.Q2:'PB Experiment'.Q2 'PB Experiment'.Q7:'PB Experiment'.Q21" chart:data-source-has-labels="both" svg:x="0.415cm" svg:y="1.564cm" svg:width="14.39cm" svg:height="7.251cm">
          <chart:axis chart:dimension="x" chart:name="primary-x" chart:style-name="ch6">
            <chart:title svg:x="6.983cm" svg:y="8.446cm" chart:style-name="ch7">
              <text:p>Experiments</text:p>
            </chart:title>
            <chart:categories table:cell-range-address="'PB Experiment'.A7:'PB Experiment'.A21"/>
          </chart:axis>
          <chart:axis chart:dimension="y" chart:name="primary-y" chart:style-name="ch8">
            <chart:title svg:x="0.309cm" svg:y="7.258cm" chart:style-name="ch9">
              <text:p>Count of Rule Types / Time (ms)</text:p>
            </chart:title>
            <chart:grid chart:style-name="ch10" chart:class="major"/>
          </chart:axis>
          <chart:series chart:style-name="ch11" chart:values-cell-range-address="'PB Experiment'.J7:'PB Experiment'.J21" chart:label-cell-address="'PB Experiment'.J2:'PB Experiment'.J2" chart:class="chart:bar">
            <chart:data-point chart:repeated="15"/>
          </chart:series>
          <chart:series chart:style-name="ch12" chart:values-cell-range-address="'PB Experiment'.K7:'PB Experiment'.K21" chart:label-cell-address="'PB Experiment'.K2:'PB Experiment'.K2" chart:class="chart:bar">
            <chart:data-point chart:repeated="15"/>
          </chart:series>
          <chart:series chart:style-name="ch13" chart:values-cell-range-address="'PB Experiment'.L7:'PB Experiment'.L21" chart:label-cell-address="'PB Experiment'.L2:'PB Experiment'.L2" chart:class="chart:bar">
            <chart:data-point chart:repeated="15"/>
          </chart:series>
          <chart:series chart:style-name="ch14" chart:values-cell-range-address="'PB Experiment'.M7:'PB Experiment'.M21" chart:label-cell-address="'PB Experiment'.M2:'PB Experiment'.M2" chart:class="chart:bar">
            <chart:data-point chart:repeated="15"/>
          </chart:series>
          <chart:series chart:style-name="ch15" chart:values-cell-range-address="'PB Experiment'.O7:'PB Experiment'.O21" chart:label-cell-address="'PB Experiment'.O2:'PB Experiment'.O2" chart:class="chart:line">
            <chart:data-point chart:repeated="15"/>
          </chart:series>
          <chart:series chart:style-name="ch16" chart:values-cell-range-address="'PB Experiment'.Q7:'PB Experiment'.Q21" chart:label-cell-address="'PB Experiment'.Q2:'PB Experiment'.Q2" chart:class="chart:line">
            <chart:data-point chart:repeated="1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PB Experiment'.J2:'PB Experiment'.J2">Variable Rules</text:p>
              </table:table-cell>
              <table:table-cell office:value-type="string">
                <text:p text:id="'PB Experiment'.K2:'PB Experiment'.K2">Normal Rules</text:p>
              </table:table-cell>
              <table:table-cell office:value-type="string">
                <text:p text:id="'PB Experiment'.L2:'PB Experiment'.L2">Positive Body</text:p>
              </table:table-cell>
              <table:table-cell office:value-type="string">
                <text:p text:id="'PB Experiment'.M2:'PB Experiment'.M2">Negative Body</text:p>
              </table:table-cell>
              <table:table-cell office:value-type="string">
                <text:p text:id="'PB Experiment'.O2:'PB Experiment'.O2">Grounding (ms)</text:p>
              </table:table-cell>
              <table:table-cell office:value-type="string">
                <text:p text:id="'PB Experiment'.Q2:'PB Experiment'.Q2">Computation (ms)</text:p>
              </table:table-cell>
            </table:table-row>
          </table:table-header-rows>
          <table:table-rows>
            <table:table-row>
              <table:table-cell office:value-type="string">
                <text:p text:id="'PB Experiment'.A7:'PB Experiment'.A21">5</text:p>
              </table:table-cell>
              <table:table-cell office:value-type="float" office:value="0">
                <text:p text:id="'PB Experiment'.J7:'PB Experiment'.J21">0</text:p>
              </table:table-cell>
              <table:table-cell office:value-type="float" office:value="10">
                <text:p text:id="'PB Experiment'.K7:'PB Experiment'.K21">10</text:p>
              </table:table-cell>
              <table:table-cell office:value-type="float" office:value="1">
                <text:p text:id="'PB Experiment'.L7:'PB Experiment'.L21">1</text:p>
              </table:table-cell>
              <table:table-cell office:value-type="float" office:value="1">
                <text:p text:id="'PB Experiment'.M7:'PB Experiment'.M21">1</text:p>
              </table:table-cell>
              <table:table-cell office:value-type="float" office:value="60.164">
                <text:p text:id="'PB Experiment'.O7:'PB Experiment'.O21">60.164</text:p>
              </table:table-cell>
              <table:table-cell office:value-type="float" office:value="16.946">
                <text:p text:id="'PB Experiment'.Q7:'PB Experiment'.Q21">16.9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.305">
                <text:p>64.305</text:p>
              </table:table-cell>
              <table:table-cell office:value-type="float" office:value="14.434">
                <text:p>14.4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8.883">
                <text:p>68.883</text:p>
              </table:table-cell>
              <table:table-cell office:value-type="float" office:value="19.158">
                <text:p>19.1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07.089">
                <text:p>307.089</text:p>
              </table:table-cell>
              <table:table-cell office:value-type="float" office:value="46.94">
                <text:p>46.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4.759">
                <text:p>154.759</text:p>
              </table:table-cell>
              <table:table-cell office:value-type="float" office:value="17.022">
                <text:p>17.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58.023">
                <text:p>358.023</text:p>
              </table:table-cell>
              <table:table-cell office:value-type="float" office:value="37.422">
                <text:p>37.4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99.18">
                <text:p>299.18</text:p>
              </table:table-cell>
              <table:table-cell office:value-type="float" office:value="66.744">
                <text:p>66.7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87.571">
                <text:p>287.571</text:p>
              </table:table-cell>
              <table:table-cell office:value-type="float" office:value="29.611">
                <text:p>29.6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02.677">
                <text:p>202.677</text:p>
              </table:table-cell>
              <table:table-cell office:value-type="float" office:value="34.702">
                <text:p>34.7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3.425">
                <text:p>143.425</text:p>
              </table:table-cell>
              <table:table-cell office:value-type="float" office:value="17.495">
                <text:p>17.4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78.424">
                <text:p>178.424</text:p>
              </table:table-cell>
              <table:table-cell office:value-type="float" office:value="26.786">
                <text:p>26.7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0.44">
                <text:p>170.44</text:p>
              </table:table-cell>
              <table:table-cell office:value-type="float" office:value="24.867">
                <text:p>24.8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9.707">
                <text:p>179.707</text:p>
              </table:table-cell>
              <table:table-cell office:value-type="float" office:value="26.568">
                <text:p>26.5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2.343">
                <text:p>192.343</text:p>
              </table:table-cell>
              <table:table-cell office:value-type="float" office:value="28.235">
                <text:p>28.2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5.634">
                <text:p>195.634</text:p>
              </table:table-cell>
              <table:table-cell office:value-type="float" office:value="32.789">
                <text:p>32.7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11" style:family="chart" style:data-style-name="N3">
      <style:graphic-properties draw:stroke="none" draw:fill-color="#4b1f6f" dr3d:edge-rounding="5%"/>
      <style:text-properties fo:font-size="6pt" style:font-size-asian="6pt" style:font-size-complex="6pt"/>
    </style:style>
    <style:style style:name="ch12" style:family="chart" style:data-style-name="N3">
      <style:graphic-properties draw:stroke="none" draw:fill-color="#0047ff" dr3d:edge-rounding="5%"/>
      <style:text-properties fo:font-size="6pt" style:font-size-asian="6pt" style:font-size-complex="6pt"/>
    </style:style>
    <style:style style:name="ch13" style:family="chart" style:data-style-name="N3">
      <style:graphic-properties draw:stroke="none" draw:stroke-dash="Ultrafine_20_Dashed" draw:fill-color="#ff420e" dr3d:edge-rounding="5%"/>
      <style:text-properties fo:font-size="6pt" style:font-size-asian="6pt" style:font-size-complex="6pt"/>
    </style:style>
    <style:style style:name="ch14" style:family="chart" style:data-style-name="N3">
      <style:graphic-properties draw:stroke="none" draw:fill-color="#579d1c" dr3d:edge-rounding="5%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865cm" svg:height="10.527cm" xlink:href=".." chart:class="chart:bar" chart:column-mapping="0" chart:style-name="ch1">
        <chart:title svg:x="1.465cm" svg:y="0.211cm" chart:style-name="ch2">
          <text:p>Effects of Increasing Temporal Intervals &amp; Relationships in pb</text:p>
        </chart:title>
        <chart:legend chart:legend-position="bottom" svg:x="1.685cm" svg:y="9.753cm" chart:style-name="ch3"/>
        <chart:plot-area chart:style-name="ch4" table:cell-range-address="'PB Experiment'.A25:'PB Experiment'.A26 'PB Experiment'.F2:'PB Experiment'.G2 'PB Experiment'.F25:'PB Experiment'.G26 'PB Experiment'.O2:'PB Experiment'.O2 'PB Experiment'.O25:'PB Experiment'.O26 'PB Experiment'.Q2:'PB Experiment'.Q2 'PB Experiment'.Q25:'PB Experiment'.Q26" chart:data-source-has-labels="both" svg:x="0.393cm" svg:y="0.924cm" svg:width="13.878cm" svg:height="8.61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title svg:x="6.705cm" svg:y="9.173cm" chart:style-name="ch6">
              <text:p>Experiments</text:p>
            </chart:title>
            <chart:categories table:cell-range-address="'PB Experiment'.A25:'PB Experiment'.A26"/>
          </chart:axis>
          <chart:axis chart:dimension="y" chart:name="primary-y" chart:style-name="ch7">
            <chart:title svg:x="0.298cm" svg:y="6.809cm" chart:style-name="ch8">
              <text:p>Interval Count / Time (ms)</text:p>
            </chart:title>
            <chart:grid chart:style-name="ch9" chart:class="major"/>
          </chart:axis>
          <chart:axis chart:dimension="z" chart:name="primary-z" chart:style-name="ch10"/>
          <chart:series chart:style-name="ch11" chart:values-cell-range-address="'PB Experiment'.F25:'PB Experiment'.F26" chart:label-cell-address="'PB Experiment'.F2:'PB Experiment'.F2" chart:class="chart:bar">
            <chart:data-point chart:repeated="2"/>
          </chart:series>
          <chart:series chart:style-name="ch12" chart:values-cell-range-address="'PB Experiment'.G25:'PB Experiment'.G26" chart:label-cell-address="'PB Experiment'.G2:'PB Experiment'.G2" chart:class="chart:bar">
            <chart:data-point chart:repeated="2"/>
          </chart:series>
          <chart:series chart:style-name="ch13" chart:values-cell-range-address="'PB Experiment'.O25:'PB Experiment'.O26" chart:label-cell-address="'PB Experiment'.O2:'PB Experiment'.O2" chart:class="chart:bar">
            <chart:data-point chart:repeated="2"/>
          </chart:series>
          <chart:series chart:style-name="ch14" chart:values-cell-range-address="'PB Experiment'.Q25:'PB Experiment'.Q26" chart:label-cell-address="'PB Experiment'.Q2:'PB Experiment'.Q2" chart:class="chart:ba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PB Experiment'.F2:'PB Experiment'.F2">Temporal Intervals</text:p>
              </table:table-cell>
              <table:table-cell office:value-type="string">
                <text:p text:id="'PB Experiment'.G2:'PB Experiment'.G2">Interval Relationships</text:p>
              </table:table-cell>
              <table:table-cell office:value-type="string">
                <text:p text:id="'PB Experiment'.O2:'PB Experiment'.O2">Grounding (ms)</text:p>
              </table:table-cell>
              <table:table-cell office:value-type="string">
                <text:p text:id="'PB Experiment'.Q2:'PB Experiment'.Q2">Computation (ms)</text:p>
              </table:table-cell>
            </table:table-row>
          </table:table-header-rows>
          <table:table-rows>
            <table:table-row>
              <table:table-cell office:value-type="string">
                <text:p text:id="'PB Experiment'.A25:'PB Experiment'.A26">23</text:p>
              </table:table-cell>
              <table:table-cell office:value-type="float" office:value="40">
                <text:p text:id="'PB Experiment'.F25:'PB Experiment'.F26">40</text:p>
              </table:table-cell>
              <table:table-cell office:value-type="float" office:value="20">
                <text:p text:id="'PB Experiment'.G25:'PB Experiment'.G26">20</text:p>
              </table:table-cell>
              <table:table-cell office:value-type="float" office:value="806.513">
                <text:p text:id="'PB Experiment'.O25:'PB Experiment'.O26">806.513</text:p>
              </table:table-cell>
              <table:table-cell office:value-type="float" office:value="67.219">
                <text:p text:id="'PB Experiment'.Q25:'PB Experiment'.Q26">67.2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10460.79">
                <text:p>10460.79</text:p>
              </table:table-cell>
              <table:table-cell office:value-type="float" office:value="253.641">
                <text:p>253.6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graphic-properties draw:fill-color="#004586"/>
      <style:text-properties fo:font-size="6pt" style:font-size-asian="6pt" style:font-size-complex="6pt"/>
    </style:style>
    <style:style style:name="ch11" style:family="chart" style:data-style-name="N3">
      <style:graphic-properties draw:fill-color="#ffd320"/>
      <style:text-properties fo:font-size="6pt" style:font-size-asian="6pt" style:font-size-complex="6pt"/>
    </style:style>
    <style:style style:name="ch12" style:family="chart" style:data-style-name="N3">
      <style:graphic-properties draw:fill-color="#7e0021"/>
      <style:text-properties fo:font-size="6pt" style:font-size-asian="6pt" style:font-size-complex="6pt"/>
    </style:style>
    <style:style style:name="ch13" style:family="chart" style:data-style-name="N3">
      <style:graphic-properties draw:fill-color="#83caff"/>
      <style:text-properties fo:font-size="6pt" style:font-size-asian="6pt" style:font-size-complex="6pt"/>
    </style:style>
    <style:style style:name="ch14" style:family="chart" style:data-style-name="N3">
      <style:chart-properties chart:symbol-type="none"/>
      <style:graphic-properties svg:stroke-width="0.1cm" svg:stroke-color="#ff420e" draw:fill-color="#ff420e"/>
      <style:text-properties fo:font-size="6pt" style:font-size-asian="6pt" style:font-size-complex="6pt"/>
    </style:style>
    <style:style style:name="ch15" style:family="chart" style:data-style-name="N3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608cm" svg:height="10.395cm" xlink:href=".." chart:class="chart:bar" chart:style-name="ch1">
        <chart:title svg:x="3.742cm" svg:y="0.208cm" chart:style-name="ch2">
          <text:p>Examining Large Scale and Complex pb's</text:p>
        </chart:title>
        <chart:legend chart:legend-position="bottom" svg:x="3.291cm" svg:y="8.931cm" chart:style-name="ch3"/>
        <chart:plot-area chart:style-name="ch4" table:cell-range-address="'PB Experiment'.A27:'PB Experiment'.A32 'PB Experiment'.N2:'PB Experiment'.O2 'PB Experiment'.N27:'PB Experiment'.O32 'PB Experiment'.P2:'PB Experiment'.Q2 'PB Experiment'.P27:'PB Experiment'.Q32 'PB Experiment'.T2:'PB Experiment'.U2 'PB Experiment'.T27:'PB Experiment'.U32" chart:data-source-has-labels="both" svg:x="0.423cm" svg:y="0.918cm" svg:width="14.561cm" svg:height="7.801cm">
          <chart:axis chart:dimension="x" chart:name="primary-x" chart:style-name="ch5">
            <chart:title svg:x="7.076cm" svg:y="8.354cm" chart:style-name="ch6">
              <text:p>Experiments</text:p>
            </chart:title>
            <chart:categories table:cell-range-address="'PB Experiment'.A27:'PB Experiment'.A32"/>
          </chart:axis>
          <chart:axis chart:dimension="y" chart:name="primary-y" chart:style-name="ch7">
            <chart:title svg:x="0.313cm" svg:y="7.006cm" chart:style-name="ch8">
              <text:p>Policy Base size / Time (seconds)</text:p>
            </chart:title>
            <chart:grid chart:style-name="ch9" chart:class="major"/>
          </chart:axis>
          <chart:series chart:style-name="ch10" chart:values-cell-range-address="'PB Experiment'.N27:'PB Experiment'.N32" chart:label-cell-address="'PB Experiment'.N2:'PB Experiment'.N2" chart:class="chart:bar">
            <chart:data-point chart:repeated="6"/>
          </chart:series>
          <chart:series chart:style-name="ch11" chart:values-cell-range-address="'PB Experiment'.P27:'PB Experiment'.P32" chart:label-cell-address="'PB Experiment'.P2:'PB Experiment'.P2" chart:class="chart:bar">
            <chart:data-point chart:repeated="6"/>
          </chart:series>
          <chart:series chart:style-name="ch12" chart:values-cell-range-address="'PB Experiment'.T27:'PB Experiment'.T32" chart:label-cell-address="'PB Experiment'.T2:'PB Experiment'.T2" chart:class="chart:bar">
            <chart:data-point chart:repeated="6"/>
          </chart:series>
          <chart:series chart:style-name="ch13" chart:values-cell-range-address="'PB Experiment'.U27:'PB Experiment'.U32" chart:label-cell-address="'PB Experiment'.U2:'PB Experiment'.U2" chart:class="chart:bar">
            <chart:data-point chart:repeated="6"/>
          </chart:series>
          <chart:series chart:style-name="ch14" chart:values-cell-range-address="'PB Experiment'.O27:'PB Experiment'.O32" chart:label-cell-address="'PB Experiment'.O2:'PB Experiment'.O2" chart:class="chart:line">
            <chart:data-point chart:repeated="6"/>
          </chart:series>
          <chart:series chart:style-name="ch15" chart:values-cell-range-address="'PB Experiment'.Q27:'PB Experiment'.Q32" chart:label-cell-address="'PB Experiment'.Q2:'PB Experiment'.Q2" chart:class="chart:line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PB Experiment'.N2:'PB Experiment'.N2">|pb|</text:p>
              </table:table-cell>
              <table:table-cell office:value-type="string">
                <text:p text:id="'PB Experiment'.P2:'PB Experiment'.P2">|pb'|</text:p>
              </table:table-cell>
              <table:table-cell office:value-type="string">
                <text:p text:id="'PB Experiment'.T2:'PB Experiment'.T2">Ground File Size (mb)</text:p>
              </table:table-cell>
              <table:table-cell office:value-type="string">
                <text:p text:id="'PB Experiment'.U2:'PB Experiment'.U2">Answerset File Size (kb)</text:p>
              </table:table-cell>
              <table:table-cell office:value-type="string">
                <text:p text:id="'PB Experiment'.O2:'PB Experiment'.O2">Grounding (ms)</text:p>
              </table:table-cell>
              <table:table-cell office:value-type="string">
                <text:p text:id="'PB Experiment'.Q2:'PB Experiment'.Q2">Computation (ms)</text:p>
              </table:table-cell>
            </table:table-row>
          </table:table-header-rows>
          <table:table-rows>
            <table:table-row>
              <table:table-cell office:value-type="string">
                <text:p text:id="'PB Experiment'.A27:'PB Experiment'.A32">25</text:p>
              </table:table-cell>
              <table:table-cell office:value-type="float" office:value="485">
                <text:p text:id="'PB Experiment'.N27:'PB Experiment'.N32">485</text:p>
              </table:table-cell>
              <table:table-cell office:value-type="float" office:value="962203">
                <text:p text:id="'PB Experiment'.P27:'PB Experiment'.P32">962203</text:p>
              </table:table-cell>
              <table:table-cell office:value-type="float" office:value="30">
                <text:p text:id="'PB Experiment'.T27:'PB Experiment'.T32">30</text:p>
              </table:table-cell>
              <table:table-cell office:value-type="float" office:value="88">
                <text:p text:id="'PB Experiment'.U27:'PB Experiment'.U32">88</text:p>
              </table:table-cell>
              <table:table-cell office:value-type="float" office:value="5334.367">
                <text:p text:id="'PB Experiment'.O27:'PB Experiment'.O32">5334.367</text:p>
              </table:table-cell>
              <table:table-cell office:value-type="float" office:value="2449.2128">
                <text:p text:id="'PB Experiment'.Q27:'PB Experiment'.Q32">2449.21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5">
                <text:p>665</text:p>
              </table:table-cell>
              <table:table-cell office:value-type="float" office:value="1554605">
                <text:p>1554605</text:p>
              </table:table-cell>
              <table:table-cell office:value-type="float" office:value="51">
                <text:p>51</text:p>
              </table:table-cell>
              <table:table-cell office:value-type="float" office:value="154">
                <text:p>154</text:p>
              </table:table-cell>
              <table:table-cell office:value-type="float" office:value="9903.297">
                <text:p>9903.297</text:p>
              </table:table-cell>
              <table:table-cell office:value-type="float" office:value="4253.429">
                <text:p>4253.4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0">
                <text:p>870</text:p>
              </table:table-cell>
              <table:table-cell office:value-type="float" office:value="4146867">
                <text:p>4146867</text:p>
              </table:table-cell>
              <table:table-cell office:value-type="float" office:value="134">
                <text:p>134</text:p>
              </table:table-cell>
              <table:table-cell office:value-type="float" office:value="335">
                <text:p>335</text:p>
              </table:table-cell>
              <table:table-cell office:value-type="float" office:value="25444.072">
                <text:p>25444.072</text:p>
              </table:table-cell>
              <table:table-cell office:value-type="float" office:value="12986.909">
                <text:p>12986.9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30">
                <text:p>930</text:p>
              </table:table-cell>
              <table:table-cell office:value-type="float" office:value="2095501">
                <text:p>2095501</text:p>
              </table:table-cell>
              <table:table-cell office:value-type="float" office:value="71">
                <text:p>71</text:p>
              </table:table-cell>
              <table:table-cell office:value-type="float" office:value="202">
                <text:p>202</text:p>
              </table:table-cell>
              <table:table-cell office:value-type="float" office:value="14744.84">
                <text:p>14744.84</text:p>
              </table:table-cell>
              <table:table-cell office:value-type="float" office:value="6413.473">
                <text:p>6413.4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65">
                <text:p>1465</text:p>
              </table:table-cell>
              <table:table-cell office:value-type="float" office:value="12250257">
                <text:p>12250257</text:p>
              </table:table-cell>
              <table:table-cell office:value-type="float" office:value="407">
                <text:p>407</text:p>
              </table:table-cell>
              <table:table-cell office:value-type="float" office:value="353">
                <text:p>353</text:p>
              </table:table-cell>
              <table:table-cell office:value-type="float" office:value="95701.74">
                <text:p>95701.74</text:p>
              </table:table-cell>
              <table:table-cell office:value-type="float" office:value="60467.577">
                <text:p>60467.5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70">
                <text:p>1770</text:p>
              </table:table-cell>
              <table:table-cell office:value-type="float" office:value="18448293">
                <text:p>18448293</text:p>
              </table:table-cell>
              <table:table-cell office:value-type="float" office:value="657">
                <text:p>657</text:p>
              </table:table-cell>
              <table:table-cell office:value-type="float" office:value="0">
                <text:p>0</text:p>
              </table:table-cell>
              <table:table-cell office:value-type="float" office:value="163536.023">
                <text:p>163536.023</text:p>
              </table:table-cell>
              <table:table-cell office:value-type="float" office:value="94216.969">
                <text:p>94216.96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